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19"/>
          <table:table-cell office:value-type="string" calcext:value-type="string">
            <text:p>Note: The counters for the sort con bal was reset acc. In the bemnch fotr his run, that is why it is zero.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sgPrefix</text:p>
          </table:table-cell>
          <table:table-cell office:value-type="string" calcext:value-type="string">
            <text:p>npes</text:p>
          </table:table-cell>
          <table:table-cell office:value-type="string" calcext:value-type="string">
            <text:p>pts_per_core</text:p>
          </table:table-cell>
          <table:table-cell office:value-type="string" calcext:value-type="string">
            <text:p>eleOrder</text:p>
          </table:table-cell>
          <table:table-cell office:value-type="string" calcext:value-type="string">
            <text:p>treeSortSz</text:p>
          </table:table-cell>
          <table:table-cell office:value-type="string" calcext:value-type="string">
            <text:p>treeConstructionSz</text:p>
          </table:table-cell>
          <table:table-cell office:value-type="string" calcext:value-type="string">
            <text:p>treeBalancingSz</text:p>
          </table:table-cell>
          <table:table-cell office:value-type="string" calcext:value-type="string">
            <text:p>constrNumNodes</text:p>
          </table:table-cell>
          <table:table-cell office:value-type="string" calcext:value-type="string">
            <text:p>treeMatvecSz</text:p>
          </table:table-cell>
          <table:table-cell office:value-type="string" calcext:value-type="string">
            <text:p>matvecNumNodes</text:p>
          </table:table-cell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tr(min)</text:p>
          </table:table-cell>
          <table:table-cell office:value-type="string" calcext:value-type="string">
            <text:p>constr(mean)</text:p>
          </table:table-cell>
          <table:table-cell office:value-type="string" calcext:value-type="string">
            <text:p>constr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adaptive_oda(min)</text:p>
          </table:table-cell>
          <table:table-cell office:value-type="string" calcext:value-type="string">
            <text:p>adaptive_oda(mean)</text:p>
          </table:table-cell>
          <table:table-cell office:value-type="string" calcext:value-type="string">
            <text:p>adaptive_oda(max)</text:p>
          </table:table-cell>
          <table:table-cell office:value-type="string" calcext:value-type="string">
            <text:p>matvec(min)</text:p>
          </table:table-cell>
          <table:table-cell office:value-type="string" calcext:value-type="string">
            <text:p>matvec(mean)</text:p>
          </table:table-cell>
          <table:table-cell office:value-type="string" calcext:value-type="string">
            <text:p>matvec(max)</text:p>
          </table:table-cell>
          <table:table-cell office:value-type="string" calcext:value-type="string">
            <text:p>ghostexchange(min)</text:p>
          </table:table-cell>
          <table:table-cell office:value-type="string" calcext:value-type="string">
            <text:p>ghostexchange(mean)</text:p>
          </table:table-cell>
          <table:table-cell office:value-type="string" calcext:value-type="string">
            <text:p>ghostexchange(max)</text:p>
          </table:table-cell>
          <table:table-cell office:value-type="string" calcext:value-type="string">
            <text:p>topdown(min)</text:p>
          </table:table-cell>
          <table:table-cell office:value-type="string" calcext:value-type="string">
            <text:p>topdown(mean)</text:p>
          </table:table-cell>
          <table:table-cell office:value-type="string" calcext:value-type="string">
            <text:p>topdown(max)</text:p>
          </table:table-cell>
          <table:table-cell office:value-type="string" calcext:value-type="string">
            <text:p>bottomup(min)</text:p>
          </table:table-cell>
          <table:table-cell office:value-type="string" calcext:value-type="string">
            <text:p>bottomup(mean)</text:p>
          </table:table-cell>
          <table:table-cell office:value-type="string" calcext:value-type="string">
            <text:p>bottomup(max)</text:p>
          </table:table-cell>
          <table:table-cell office:value-type="string" calcext:value-type="string">
            <text:p>treeinterior(min)</text:p>
          </table:table-cell>
          <table:table-cell office:value-type="string" calcext:value-type="string">
            <text:p>treeinterior(mean)</text:p>
          </table:table-cell>
          <table:table-cell office:value-type="string" calcext:value-type="string">
            <text:p>treeinterior(max)</text:p>
          </table:table-cell>
          <table:table-cell office:value-type="string" calcext:value-type="string">
            <text:p>elemental(min)</text:p>
          </table:table-cell>
          <table:table-cell office:value-type="string" calcext:value-type="string">
            <text:p>elemental(mean)</text:p>
          </table:table-cell>
          <table:table-cell office:value-type="string" calcext:value-type="string">
            <text:p>elemental(max)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office:value-type="float" office:value="132961" calcext:value-type="float">
            <text:p>132961</text:p>
          </table:table-cell>
          <table:table-cell office:value-type="float" office:value="255406" calcext:value-type="float">
            <text:p>255406</text:p>
          </table:table-cell>
          <table:table-cell office:value-type="float" office:value="141845" calcext:value-type="float">
            <text:p>141845</text:p>
          </table:table-cell>
          <table:table-cell office:value-type="float" office:value="250531" calcext:value-type="float">
            <text:p>250531</text:p>
          </table:table-cell>
          <table:table-cell office:value-type="float" office:value="140933" calcext:value-type="float">
            <text:p>1409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13622" calcext:value-type="float">
            <text:p>0.213622</text:p>
          </table:table-cell>
          <table:table-cell office:value-type="float" office:value="0.270592" calcext:value-type="float">
            <text:p>0.270592</text:p>
          </table:table-cell>
          <table:table-cell office:value-type="float" office:value="0.322191" calcext:value-type="float">
            <text:p>0.322191</text:p>
          </table:table-cell>
          <table:table-cell office:value-type="float" office:value="0.000567436" calcext:value-type="float">
            <text:p>0.000567436</text:p>
          </table:table-cell>
          <table:table-cell office:value-type="float" office:value="0.0522224" calcext:value-type="float">
            <text:p>0.0522224</text:p>
          </table:table-cell>
          <table:table-cell office:value-type="float" office:value="0.109197" calcext:value-type="float">
            <text:p>0.109197</text:p>
          </table:table-cell>
          <table:table-cell office:value-type="float" office:value="0.0242076" calcext:value-type="float">
            <text:p>0.0242076</text:p>
          </table:table-cell>
          <table:table-cell office:value-type="float" office:value="0.0311842" calcext:value-type="float">
            <text:p>0.0311842</text:p>
          </table:table-cell>
          <table:table-cell office:value-type="float" office:value="0.0366697" calcext:value-type="float">
            <text:p>0.0366697</text:p>
          </table:table-cell>
          <table:table-cell office:value-type="float" office:value="0.00389791" calcext:value-type="float">
            <text:p>0.00389791</text:p>
          </table:table-cell>
          <table:table-cell office:value-type="float" office:value="0.00494704" calcext:value-type="float">
            <text:p>0.00494704</text:p>
          </table:table-cell>
          <table:table-cell office:value-type="float" office:value="0.00591803" calcext:value-type="float">
            <text:p>0.00591803</text:p>
          </table:table-cell>
          <table:table-cell office:value-type="float" office:value="0.173356" calcext:value-type="float">
            <text:p>0.173356</text:p>
          </table:table-cell>
          <table:table-cell office:value-type="float" office:value="0.21882" calcext:value-type="float">
            <text:p>0.21882</text:p>
          </table:table-cell>
          <table:table-cell office:value-type="float" office:value="0.266675" calcext:value-type="float">
            <text:p>0.266675</text:p>
          </table:table-cell>
          <table:table-cell office:value-type="float" office:value="0.169479" calcext:value-type="float">
            <text:p>0.169479</text:p>
          </table:table-cell>
          <table:table-cell office:value-type="float" office:value="0.214885" calcext:value-type="float">
            <text:p>0.214885</text:p>
          </table:table-cell>
          <table:table-cell office:value-type="float" office:value="0.256647" calcext:value-type="float">
            <text:p>0.25664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office:value-type="float" office:value="261646" calcext:value-type="float">
            <text:p>261646</text:p>
          </table:table-cell>
          <table:table-cell office:value-type="float" office:value="485266" calcext:value-type="float">
            <text:p>485266</text:p>
          </table:table-cell>
          <table:table-cell office:value-type="float" office:value="258704" calcext:value-type="float">
            <text:p>258704</text:p>
          </table:table-cell>
          <table:table-cell office:value-type="float" office:value="488026" calcext:value-type="float">
            <text:p>488026</text:p>
          </table:table-cell>
          <table:table-cell office:value-type="float" office:value="261110" calcext:value-type="float">
            <text:p>2611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3007" calcext:value-type="float">
            <text:p>0.183007</text:p>
          </table:table-cell>
          <table:table-cell office:value-type="float" office:value="0.266658" calcext:value-type="float">
            <text:p>0.266658</text:p>
          </table:table-cell>
          <table:table-cell office:value-type="float" office:value="0.352303" calcext:value-type="float">
            <text:p>0.352303</text:p>
          </table:table-cell>
          <table:table-cell office:value-type="float" office:value="0.000760317" calcext:value-type="float">
            <text:p>0.000760317</text:p>
          </table:table-cell>
          <table:table-cell office:value-type="float" office:value="0.0864984" calcext:value-type="float">
            <text:p>0.0864984</text:p>
          </table:table-cell>
          <table:table-cell office:value-type="float" office:value="0.170107" calcext:value-type="float">
            <text:p>0.170107</text:p>
          </table:table-cell>
          <table:table-cell office:value-type="float" office:value="0.0197656" calcext:value-type="float">
            <text:p>0.0197656</text:p>
          </table:table-cell>
          <table:table-cell office:value-type="float" office:value="0.0302126" calcext:value-type="float">
            <text:p>0.0302126</text:p>
          </table:table-cell>
          <table:table-cell office:value-type="float" office:value="0.0401061" calcext:value-type="float">
            <text:p>0.0401061</text:p>
          </table:table-cell>
          <table:table-cell office:value-type="float" office:value="0.00331211" calcext:value-type="float">
            <text:p>0.00331211</text:p>
          </table:table-cell>
          <table:table-cell office:value-type="float" office:value="0.00477363" calcext:value-type="float">
            <text:p>0.00477363</text:p>
          </table:table-cell>
          <table:table-cell office:value-type="float" office:value="0.00622296" calcext:value-type="float">
            <text:p>0.00622296</text:p>
          </table:table-cell>
          <table:table-cell office:value-type="float" office:value="0.149166" calcext:value-type="float">
            <text:p>0.149166</text:p>
          </table:table-cell>
          <table:table-cell office:value-type="float" office:value="0.216937" calcext:value-type="float">
            <text:p>0.216937</text:p>
          </table:table-cell>
          <table:table-cell office:value-type="float" office:value="0.293031" calcext:value-type="float">
            <text:p>0.293031</text:p>
          </table:table-cell>
          <table:table-cell office:value-type="float" office:value="0.146381" calcext:value-type="float">
            <text:p>0.146381</text:p>
          </table:table-cell>
          <table:table-cell office:value-type="float" office:value="0.212643" calcext:value-type="float">
            <text:p>0.212643</text:p>
          </table:table-cell>
          <table:table-cell office:value-type="float" office:value="0.281019" calcext:value-type="float">
            <text:p>0.281019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6000" calcext:value-type="float">
            <text:p>96000</text:p>
          </table:table-cell>
          <table:table-cell office:value-type="float" office:value="528901" calcext:value-type="float">
            <text:p>528901</text:p>
          </table:table-cell>
          <table:table-cell office:value-type="float" office:value="960166" calcext:value-type="float">
            <text:p>960166</text:p>
          </table:table-cell>
          <table:table-cell office:value-type="float" office:value="535445" calcext:value-type="float">
            <text:p>535445</text:p>
          </table:table-cell>
          <table:table-cell office:value-type="float" office:value="939481" calcext:value-type="float">
            <text:p>939481</text:p>
          </table:table-cell>
          <table:table-cell office:value-type="float" office:value="523203" calcext:value-type="float">
            <text:p>5232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60719" calcext:value-type="float">
            <text:p>0.160719</text:p>
          </table:table-cell>
          <table:table-cell office:value-type="float" office:value="0.259832" calcext:value-type="float">
            <text:p>0.259832</text:p>
          </table:table-cell>
          <table:table-cell office:value-type="float" office:value="0.347466" calcext:value-type="float">
            <text:p>0.347466</text:p>
          </table:table-cell>
          <table:table-cell office:value-type="float" office:value="0.00147533" calcext:value-type="float">
            <text:p>0.00147533</text:p>
          </table:table-cell>
          <table:table-cell office:value-type="float" office:value="0.0891395" calcext:value-type="float">
            <text:p>0.0891395</text:p>
          </table:table-cell>
          <table:table-cell office:value-type="float" office:value="0.188366" calcext:value-type="float">
            <text:p>0.188366</text:p>
          </table:table-cell>
          <table:table-cell office:value-type="float" office:value="0.0173986" calcext:value-type="float">
            <text:p>0.0173986</text:p>
          </table:table-cell>
          <table:table-cell office:value-type="float" office:value="0.0315879" calcext:value-type="float">
            <text:p>0.0315879</text:p>
          </table:table-cell>
          <table:table-cell office:value-type="float" office:value="0.0447872" calcext:value-type="float">
            <text:p>0.0447872</text:p>
          </table:table-cell>
          <table:table-cell office:value-type="float" office:value="0.00296164" calcext:value-type="float">
            <text:p>0.00296164</text:p>
          </table:table-cell>
          <table:table-cell office:value-type="float" office:value="0.00478398" calcext:value-type="float">
            <text:p>0.00478398</text:p>
          </table:table-cell>
          <table:table-cell office:value-type="float" office:value="0.00624442" calcext:value-type="float">
            <text:p>0.00624442</text:p>
          </table:table-cell>
          <table:table-cell office:value-type="float" office:value="0.124397" calcext:value-type="float">
            <text:p>0.124397</text:p>
          </table:table-cell>
          <table:table-cell office:value-type="float" office:value="0.209927" calcext:value-type="float">
            <text:p>0.209927</text:p>
          </table:table-cell>
          <table:table-cell office:value-type="float" office:value="0.285511" calcext:value-type="float">
            <text:p>0.285511</text:p>
          </table:table-cell>
          <table:table-cell office:value-type="float" office:value="0.128696" calcext:value-type="float">
            <text:p>0.128696</text:p>
          </table:table-cell>
          <table:table-cell office:value-type="float" office:value="0.205064" calcext:value-type="float">
            <text:p>0.205064</text:p>
          </table:table-cell>
          <table:table-cell office:value-type="float" office:value="0.27718" calcext:value-type="float">
            <text:p>0.27718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2000" calcext:value-type="float">
            <text:p>192000</text:p>
          </table:table-cell>
          <table:table-cell office:value-type="float" office:value="1061521" calcext:value-type="float">
            <text:p>1061521</text:p>
          </table:table-cell>
          <table:table-cell office:value-type="float" office:value="1831186" calcext:value-type="float">
            <text:p>1831186</text:p>
          </table:table-cell>
          <table:table-cell office:value-type="float" office:value="1064961" calcext:value-type="float">
            <text:p>1064961</text:p>
          </table:table-cell>
          <table:table-cell office:value-type="float" office:value="1838926" calcext:value-type="float">
            <text:p>1838926</text:p>
          </table:table-cell>
          <table:table-cell office:value-type="float" office:value="1074127" calcext:value-type="float">
            <text:p>10741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0.250365" calcext:value-type="float">
            <text:p>0.250365</text:p>
          </table:table-cell>
          <table:table-cell office:value-type="float" office:value="0.337152" calcext:value-type="float">
            <text:p>0.337152</text:p>
          </table:table-cell>
          <table:table-cell office:value-type="float" office:value="0.000584126" calcext:value-type="float">
            <text:p>0.000584126</text:p>
          </table:table-cell>
          <table:table-cell office:value-type="float" office:value="0.0875413" calcext:value-type="float">
            <text:p>0.0875413</text:p>
          </table:table-cell>
          <table:table-cell office:value-type="float" office:value="0.200004" calcext:value-type="float">
            <text:p>0.200004</text:p>
          </table:table-cell>
          <table:table-cell office:value-type="float" office:value="0.0165374" calcext:value-type="float">
            <text:p>0.0165374</text:p>
          </table:table-cell>
          <table:table-cell office:value-type="float" office:value="0.0326646" calcext:value-type="float">
            <text:p>0.0326646</text:p>
          </table:table-cell>
          <table:table-cell office:value-type="float" office:value="0.0474956" calcext:value-type="float">
            <text:p>0.0474956</text:p>
          </table:table-cell>
          <table:table-cell office:value-type="float" office:value="0.0027132" calcext:value-type="float">
            <text:p>0.0027132</text:p>
          </table:table-cell>
          <table:table-cell office:value-type="float" office:value="0.00472595" calcext:value-type="float">
            <text:p>0.00472595</text:p>
          </table:table-cell>
          <table:table-cell office:value-type="float" office:value="0.00654864" calcext:value-type="float">
            <text:p>0.00654864</text:p>
          </table:table-cell>
          <table:table-cell office:value-type="float" office:value="0.104286" calcext:value-type="float">
            <text:p>0.104286</text:p>
          </table:table-cell>
          <table:table-cell office:value-type="float" office:value="0.200067" calcext:value-type="float">
            <text:p>0.200067</text:p>
          </table:table-cell>
          <table:table-cell office:value-type="float" office:value="0.273764" calcext:value-type="float">
            <text:p>0.273764</text:p>
          </table:table-cell>
          <table:table-cell office:value-type="float" office:value="0.108837" calcext:value-type="float">
            <text:p>0.108837</text:p>
          </table:table-cell>
          <table:table-cell office:value-type="float" office:value="0.19505" calcext:value-type="float">
            <text:p>0.19505</text:p>
          </table:table-cell>
          <table:table-cell office:value-type="float" office:value="0.262564" calcext:value-type="float">
            <text:p>0.262564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84000" calcext:value-type="float">
            <text:p>384000</text:p>
          </table:table-cell>
          <table:table-cell office:value-type="float" office:value="2071741" calcext:value-type="float">
            <text:p>2071741</text:p>
          </table:table-cell>
          <table:table-cell office:value-type="float" office:value="3515716" calcext:value-type="float">
            <text:p>3515716</text:p>
          </table:table-cell>
          <table:table-cell office:value-type="float" office:value="1977557" calcext:value-type="float">
            <text:p>1977557</text:p>
          </table:table-cell>
          <table:table-cell office:value-type="float" office:value="3501991" calcext:value-type="float">
            <text:p>3501991</text:p>
          </table:table-cell>
          <table:table-cell office:value-type="float" office:value="1977057" calcext:value-type="float">
            <text:p>19770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98377" calcext:value-type="float">
            <text:p>0.098377</text:p>
          </table:table-cell>
          <table:table-cell office:value-type="float" office:value="0.237264" calcext:value-type="float">
            <text:p>0.237264</text:p>
          </table:table-cell>
          <table:table-cell office:value-type="float" office:value="0.322601" calcext:value-type="float">
            <text:p>0.322601</text:p>
          </table:table-cell>
          <table:table-cell office:value-type="float" office:value="0.00092411" calcext:value-type="float">
            <text:p>0.00092411</text:p>
          </table:table-cell>
          <table:table-cell office:value-type="float" office:value="0.086326" calcext:value-type="float">
            <text:p>0.086326</text:p>
          </table:table-cell>
          <table:table-cell office:value-type="float" office:value="0.224834" calcext:value-type="float">
            <text:p>0.224834</text:p>
          </table:table-cell>
          <table:table-cell office:value-type="float" office:value="0.0111899" calcext:value-type="float">
            <text:p>0.0111899</text:p>
          </table:table-cell>
          <table:table-cell office:value-type="float" office:value="0.0308646" calcext:value-type="float">
            <text:p>0.0308646</text:p>
          </table:table-cell>
          <table:table-cell office:value-type="float" office:value="0.0465786" calcext:value-type="float">
            <text:p>0.0465786</text:p>
          </table:table-cell>
          <table:table-cell office:value-type="float" office:value="0.00184751" calcext:value-type="float">
            <text:p>0.00184751</text:p>
          </table:table-cell>
          <table:table-cell office:value-type="float" office:value="0.00451002" calcext:value-type="float">
            <text:p>0.00451002</text:p>
          </table:table-cell>
          <table:table-cell office:value-type="float" office:value="0.00614595" calcext:value-type="float">
            <text:p>0.00614595</text:p>
          </table:table-cell>
          <table:table-cell office:value-type="float" office:value="0.081327" calcext:value-type="float">
            <text:p>0.081327</text:p>
          </table:table-cell>
          <table:table-cell office:value-type="float" office:value="0.188902" calcext:value-type="float">
            <text:p>0.188902</text:p>
          </table:table-cell>
          <table:table-cell office:value-type="float" office:value="0.265594" calcext:value-type="float">
            <text:p>0.265594</text:p>
          </table:table-cell>
          <table:table-cell office:value-type="float" office:value="0.0780885" calcext:value-type="float">
            <text:p>0.0780885</text:p>
          </table:table-cell>
          <table:table-cell office:value-type="float" office:value="0.184827" calcext:value-type="float">
            <text:p>0.184827</text:p>
          </table:table-cell>
          <table:table-cell office:value-type="float" office:value="0.256971" calcext:value-type="float">
            <text:p>0.256971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68000" calcext:value-type="float">
            <text:p>768000</text:p>
          </table:table-cell>
          <table:table-cell office:value-type="float" office:value="4128106" calcext:value-type="float">
            <text:p>4128106</text:p>
          </table:table-cell>
          <table:table-cell office:value-type="float" office:value="7144636" calcext:value-type="float">
            <text:p>7144636</text:p>
          </table:table-cell>
          <table:table-cell office:value-type="float" office:value="3848133" calcext:value-type="float">
            <text:p>3848133</text:p>
          </table:table-cell>
          <table:table-cell office:value-type="float" office:value="7168981" calcext:value-type="float">
            <text:p>7168981</text:p>
          </table:table-cell>
          <table:table-cell office:value-type="float" office:value="3852234" calcext:value-type="float">
            <text:p>38522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324399" calcext:value-type="float">
            <text:p>0.0324399</text:p>
          </table:table-cell>
          <table:table-cell office:value-type="float" office:value="0.246595" calcext:value-type="float">
            <text:p>0.246595</text:p>
          </table:table-cell>
          <table:table-cell office:value-type="float" office:value="0.348636" calcext:value-type="float">
            <text:p>0.348636</text:p>
          </table:table-cell>
          <table:table-cell office:value-type="float" office:value="0.00104713" calcext:value-type="float">
            <text:p>0.00104713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317218" calcext:value-type="float">
            <text:p>0.317218</text:p>
          </table:table-cell>
          <table:table-cell office:value-type="float" office:value="0.0044322" calcext:value-type="float">
            <text:p>0.0044322</text:p>
          </table:table-cell>
          <table:table-cell office:value-type="float" office:value="0.0307613" calcext:value-type="float">
            <text:p>0.0307613</text:p>
          </table:table-cell>
          <table:table-cell office:value-type="float" office:value="0.0455902" calcext:value-type="float">
            <text:p>0.0455902</text:p>
          </table:table-cell>
          <table:table-cell office:value-type="float" office:value="0.00074029" calcext:value-type="float">
            <text:p>0.00074029</text:p>
          </table:table-cell>
          <table:table-cell office:value-type="float" office:value="0.00450168" calcext:value-type="float">
            <text:p>0.00450168</text:p>
          </table:table-cell>
          <table:table-cell office:value-type="float" office:value="0.00640202" calcext:value-type="float">
            <text:p>0.00640202</text:p>
          </table:table-cell>
          <table:table-cell office:value-type="float" office:value="0.0267322" calcext:value-type="float">
            <text:p>0.0267322</text:p>
          </table:table-cell>
          <table:table-cell office:value-type="float" office:value="0.198454" calcext:value-type="float">
            <text:p>0.198454</text:p>
          </table:table-cell>
          <table:table-cell office:value-type="float" office:value="0.292479" calcext:value-type="float">
            <text:p>0.292479</text:p>
          </table:table-cell>
          <table:table-cell office:value-type="float" office:value="0.0247693" calcext:value-type="float">
            <text:p>0.0247693</text:p>
          </table:table-cell>
          <table:table-cell office:value-type="float" office:value="0.193894" calcext:value-type="float">
            <text:p>0.193894</text:p>
          </table:table-cell>
          <table:table-cell office:value-type="float" office:value="0.276369" calcext:value-type="float">
            <text:p>0.276369</text:p>
          </table:table-cell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8412511" calcext:value-type="float">
            <text:p>8412511</text:p>
          </table:table-cell>
          <table:table-cell office:value-type="float" office:value="14527051" calcext:value-type="float">
            <text:p>14527051</text:p>
          </table:table-cell>
          <table:table-cell office:value-type="float" office:value="8247835" calcext:value-type="float">
            <text:p>8247835</text:p>
          </table:table-cell>
          <table:table-cell office:value-type="float" office:value="14444956" calcext:value-type="float">
            <text:p>14444956</text:p>
          </table:table-cell>
          <table:table-cell office:value-type="float" office:value="8189854" calcext:value-type="float">
            <text:p>81898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992751" calcext:value-type="float">
            <text:p>0.00992751</text:p>
          </table:table-cell>
          <table:table-cell office:value-type="float" office:value="0.249758" calcext:value-type="float">
            <text:p>0.249758</text:p>
          </table:table-cell>
          <table:table-cell office:value-type="float" office:value="0.352021" calcext:value-type="float">
            <text:p>0.352021</text:p>
          </table:table-cell>
          <table:table-cell office:value-type="float" office:value="0.0011332" calcext:value-type="float">
            <text:p>0.0011332</text:p>
          </table:table-cell>
          <table:table-cell office:value-type="float" office:value="0.101885" calcext:value-type="float">
            <text:p>0.101885</text:p>
          </table:table-cell>
          <table:table-cell office:value-type="float" office:value="0.343276" calcext:value-type="float">
            <text:p>0.343276</text:p>
          </table:table-cell>
          <table:table-cell office:value-type="float" office:value="0.0015049" calcext:value-type="float">
            <text:p>0.0015049</text:p>
          </table:table-cell>
          <table:table-cell office:value-type="float" office:value="0.0331572" calcext:value-type="float">
            <text:p>0.0331572</text:p>
          </table:table-cell>
          <table:table-cell office:value-type="float" office:value="0.0573361" calcext:value-type="float">
            <text:p>0.0573361</text:p>
          </table:table-cell>
          <table:table-cell office:value-type="float" office:value="0.000243425" calcext:value-type="float">
            <text:p>0.000243425</text:p>
          </table:table-cell>
          <table:table-cell office:value-type="float" office:value="0.00467699" calcext:value-type="float">
            <text:p>0.00467699</text:p>
          </table:table-cell>
          <table:table-cell office:value-type="float" office:value="0.00676966" calcext:value-type="float">
            <text:p>0.00676966</text:p>
          </table:table-cell>
          <table:table-cell office:value-type="float" office:value="0.00813937" calcext:value-type="float">
            <text:p>0.00813937</text:p>
          </table:table-cell>
          <table:table-cell office:value-type="float" office:value="0.200204" calcext:value-type="float">
            <text:p>0.200204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0.00738549" calcext:value-type="float">
            <text:p>0.00738549</text:p>
          </table:table-cell>
          <table:table-cell office:value-type="float" office:value="0.19433" calcext:value-type="float">
            <text:p>0.19433</text:p>
          </table:table-cell>
          <table:table-cell office:value-type="float" office:value="0.278364" calcext:value-type="float">
            <text:p>0.278364</text:p>
          </table:table-cell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3531" calcext:value-type="float">
            <text:p>16843531</text:p>
          </table:table-cell>
          <table:table-cell office:value-type="float" office:value="27873331" calcext:value-type="float">
            <text:p>27873331</text:p>
          </table:table-cell>
          <table:table-cell office:value-type="float" office:value="16503241" calcext:value-type="float">
            <text:p>16503241</text:p>
          </table:table-cell>
          <table:table-cell office:value-type="float" office:value="27914536" calcext:value-type="float">
            <text:p>27914536</text:p>
          </table:table-cell>
          <table:table-cell office:value-type="float" office:value="16514284" calcext:value-type="float">
            <text:p>1651428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" office:value-type="float" office:value="0.000000953674" calcext:value-type="float">
            <text:p>9.54E-07</text:p>
          </table:table-cell>
          <table:table-cell office:value-type="float" office:value="0.238601" calcext:value-type="float">
            <text:p>0.238601</text:p>
          </table:table-cell>
          <table:table-cell office:value-type="float" office:value="0.337663" calcext:value-type="float">
            <text:p>0.337663</text:p>
          </table:table-cell>
          <table:table-cell office:value-type="float" office:value="0" calcext:value-type="float">
            <text:p>0</text:p>
          </table:table-cell>
          <table:table-cell office:value-type="float" office:value="0.0997466" calcext:value-type="float">
            <text:p>0.0997466</text:p>
          </table:table-cell>
          <table:table-cell office:value-type="float" office:value="0.356687" calcext:value-type="float">
            <text:p>0.356687</text:p>
          </table:table-cell>
          <table:table-cell office:value-type="float" office:value="0" calcext:value-type="float">
            <text:p>0</text:p>
          </table:table-cell>
          <table:table-cell office:value-type="float" office:value="0.0338916" calcext:value-type="float">
            <text:p>0.0338916</text:p>
          </table:table-cell>
          <table:table-cell office:value-type="float" office:value="0.0555801" calcext:value-type="float">
            <text:p>0.0555801</text:p>
          </table:table-cell>
          <table:table-cell office:value-type="float" office:value="0" calcext:value-type="float">
            <text:p>0</text:p>
          </table:table-cell>
          <table:table-cell office:value-type="float" office:value="0.00460226" calcext:value-type="float">
            <text:p>0.00460226</text:p>
          </table:table-cell>
          <table:table-cell office:value-type="float" office:value="0.00664997" calcext:value-type="float">
            <text:p>0.00664997</text:p>
          </table:table-cell>
          <table:table-cell office:value-type="float" office:value="0" calcext:value-type="float">
            <text:p>0</text:p>
          </table:table-cell>
          <table:table-cell office:value-type="float" office:value="0.188518" calcext:value-type="float">
            <text:p>0.188518</text:p>
          </table:table-cell>
          <table:table-cell office:value-type="float" office:value="0.279751" calcext:value-type="float">
            <text:p>0.279751</text:p>
          </table:table-cell>
          <table:table-cell office:value-type="float" office:value="0" calcext:value-type="float">
            <text:p>0</text:p>
          </table:table-cell>
          <table:table-cell office:value-type="float" office:value="0.183077" calcext:value-type="float">
            <text:p>0.183077</text:p>
          </table:table-cell>
          <table:table-cell office:value-type="float" office:value="0.266974" calcext:value-type="float">
            <text:p>0.266974</text:p>
          </table:table-cell>
        </table:table-row>
        <table:table-row table:style-name="ro1" table:number-rows-repeated="4">
          <table:table-cell table:number-columns-repeated="40"/>
        </table:table-row>
        <table:table-row table:style-name="ro1">
          <table:table-cell office:value-type="string" calcext:value-type="string">
            <text:p>msgPrefix</text:p>
          </table:table-cell>
          <table:table-cell office:value-type="string" calcext:value-type="string">
            <text:p>npes</text:p>
          </table:table-cell>
          <table:table-cell office:value-type="string" calcext:value-type="string">
            <text:p>pts_per_core</text:p>
          </table:table-cell>
          <table:table-cell office:value-type="string" calcext:value-type="string">
            <text:p>eleOrder</text:p>
          </table:table-cell>
          <table:table-cell office:value-type="string" calcext:value-type="string">
            <text:p>treeSortSz</text:p>
          </table:table-cell>
          <table:table-cell office:value-type="string" calcext:value-type="string">
            <text:p>treeConstructionSz</text:p>
          </table:table-cell>
          <table:table-cell office:value-type="string" calcext:value-type="string">
            <text:p>treeBalancingSz</text:p>
          </table:table-cell>
          <table:table-cell office:value-type="string" calcext:value-type="string">
            <text:p>constrNumNodes</text:p>
          </table:table-cell>
          <table:table-cell office:value-type="string" calcext:value-type="string">
            <text:p>treeMatvecSz</text:p>
          </table:table-cell>
          <table:table-cell office:value-type="string" calcext:value-type="string">
            <text:p>matvecNumNodes</text:p>
          </table:table-cell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tr(min)</text:p>
          </table:table-cell>
          <table:table-cell office:value-type="string" calcext:value-type="string">
            <text:p>constr(mean)</text:p>
          </table:table-cell>
          <table:table-cell office:value-type="string" calcext:value-type="string">
            <text:p>constr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adaptive_oda(min)</text:p>
          </table:table-cell>
          <table:table-cell office:value-type="string" calcext:value-type="string">
            <text:p>adaptive_oda(mean)</text:p>
          </table:table-cell>
          <table:table-cell office:value-type="string" calcext:value-type="string">
            <text:p>adaptive_oda(max)</text:p>
          </table:table-cell>
          <table:table-cell office:value-type="string" calcext:value-type="string">
            <text:p>matvec(min)</text:p>
          </table:table-cell>
          <table:table-cell office:value-type="string" calcext:value-type="string">
            <text:p>matvec(mean)</text:p>
          </table:table-cell>
          <table:table-cell office:value-type="string" calcext:value-type="string">
            <text:p>matvec(max)</text:p>
          </table:table-cell>
          <table:table-cell office:value-type="string" calcext:value-type="string">
            <text:p>ghostexchange(min)</text:p>
          </table:table-cell>
          <table:table-cell office:value-type="string" calcext:value-type="string">
            <text:p>ghostexchange(mean)</text:p>
          </table:table-cell>
          <table:table-cell office:value-type="string" calcext:value-type="string">
            <text:p>ghostexchange(max)</text:p>
          </table:table-cell>
          <table:table-cell office:value-type="string" calcext:value-type="string">
            <text:p>topdown(min)</text:p>
          </table:table-cell>
          <table:table-cell office:value-type="string" calcext:value-type="string">
            <text:p>topdown(mean)</text:p>
          </table:table-cell>
          <table:table-cell office:value-type="string" calcext:value-type="string">
            <text:p>topdown(max)</text:p>
          </table:table-cell>
          <table:table-cell office:value-type="string" calcext:value-type="string">
            <text:p>bottomup(min)</text:p>
          </table:table-cell>
          <table:table-cell office:value-type="string" calcext:value-type="string">
            <text:p>bottomup(mean)</text:p>
          </table:table-cell>
          <table:table-cell office:value-type="string" calcext:value-type="string">
            <text:p>bottomup(max)</text:p>
          </table:table-cell>
          <table:table-cell office:value-type="string" calcext:value-type="string">
            <text:p>treeinterior(min)</text:p>
          </table:table-cell>
          <table:table-cell office:value-type="string" calcext:value-type="string">
            <text:p>treeinterior(mean)</text:p>
          </table:table-cell>
          <table:table-cell office:value-type="string" calcext:value-type="string">
            <text:p>treeinterior(max)</text:p>
          </table:table-cell>
          <table:table-cell office:value-type="string" calcext:value-type="string">
            <text:p>elemental(min)</text:p>
          </table:table-cell>
          <table:table-cell office:value-type="string" calcext:value-type="string">
            <text:p>elemental(mean)</text:p>
          </table:table-cell>
          <table:table-cell office:value-type="string" calcext:value-type="string">
            <text:p>elemental(max)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4000" calcext:value-type="float">
            <text:p>24000</text:p>
          </table:table-cell>
          <table:table-cell office:value-type="float" office:value="131926" calcext:value-type="float">
            <text:p>131926</text:p>
          </table:table-cell>
          <table:table-cell office:value-type="float" office:value="249451" calcext:value-type="float">
            <text:p>249451</text:p>
          </table:table-cell>
          <table:table-cell office:value-type="float" office:value="2974065" calcext:value-type="float">
            <text:p>2974065</text:p>
          </table:table-cell>
          <table:table-cell office:value-type="float" office:value="255196" calcext:value-type="float">
            <text:p>255196</text:p>
          </table:table-cell>
          <table:table-cell office:value-type="float" office:value="3013839" calcext:value-type="float">
            <text:p>30138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22551" calcext:value-type="float">
            <text:p>1.22551</text:p>
          </table:table-cell>
          <table:table-cell office:value-type="float" office:value="1.53982" calcext:value-type="float">
            <text:p>1.53982</text:p>
          </table:table-cell>
          <table:table-cell office:value-type="float" office:value="1.87602" calcext:value-type="float">
            <text:p>1.87602</text:p>
          </table:table-cell>
          <table:table-cell office:value-type="float" office:value="0.0125091" calcext:value-type="float">
            <text:p>0.0125091</text:p>
          </table:table-cell>
          <table:table-cell office:value-type="float" office:value="0.350455" calcext:value-type="float">
            <text:p>0.350455</text:p>
          </table:table-cell>
          <table:table-cell office:value-type="float" office:value="0.665742" calcext:value-type="float">
            <text:p>0.665742</text:p>
          </table:table-cell>
          <table:table-cell office:value-type="float" office:value="0.352504" calcext:value-type="float">
            <text:p>0.352504</text:p>
          </table:table-cell>
          <table:table-cell office:value-type="float" office:value="0.439115" calcext:value-type="float">
            <text:p>0.439115</text:p>
          </table:table-cell>
          <table:table-cell office:value-type="float" office:value="0.511453" calcext:value-type="float">
            <text:p>0.511453</text:p>
          </table:table-cell>
          <table:table-cell office:value-type="float" office:value="0.0266404" calcext:value-type="float">
            <text:p>0.0266404</text:p>
          </table:table-cell>
          <table:table-cell office:value-type="float" office:value="0.0322432" calcext:value-type="float">
            <text:p>0.0322432</text:p>
          </table:table-cell>
          <table:table-cell office:value-type="float" office:value="0.0382724" calcext:value-type="float">
            <text:p>0.0382724</text:p>
          </table:table-cell>
          <table:table-cell office:value-type="float" office:value="0.752385" calcext:value-type="float">
            <text:p>0.752385</text:p>
          </table:table-cell>
          <table:table-cell office:value-type="float" office:value="0.982299" calcext:value-type="float">
            <text:p>0.982299</text:p>
          </table:table-cell>
          <table:table-cell office:value-type="float" office:value="1.21309" calcext:value-type="float">
            <text:p>1.21309</text:p>
          </table:table-cell>
          <table:table-cell office:value-type="float" office:value="0.820588" calcext:value-type="float">
            <text:p>0.820588</text:p>
          </table:table-cell>
          <table:table-cell office:value-type="float" office:value="1.03025" calcext:value-type="float">
            <text:p>1.03025</text:p>
          </table:table-cell>
          <table:table-cell office:value-type="float" office:value="1.29534" calcext:value-type="float">
            <text:p>1.2953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8000" calcext:value-type="float">
            <text:p>48000</text:p>
          </table:table-cell>
          <table:table-cell office:value-type="float" office:value="260581" calcext:value-type="float">
            <text:p>260581</text:p>
          </table:table-cell>
          <table:table-cell office:value-type="float" office:value="488731" calcext:value-type="float">
            <text:p>488731</text:p>
          </table:table-cell>
          <table:table-cell office:value-type="float" office:value="5677627" calcext:value-type="float">
            <text:p>5677627</text:p>
          </table:table-cell>
          <table:table-cell office:value-type="float" office:value="496171" calcext:value-type="float">
            <text:p>496171</text:p>
          </table:table-cell>
          <table:table-cell office:value-type="float" office:value="5779863" calcext:value-type="float">
            <text:p>57798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2074" calcext:value-type="float">
            <text:p>1.2074</text:p>
          </table:table-cell>
          <table:table-cell office:value-type="float" office:value="1.52945" calcext:value-type="float">
            <text:p>1.52945</text:p>
          </table:table-cell>
          <table:table-cell office:value-type="float" office:value="1.94624" calcext:value-type="float">
            <text:p>1.94624</text:p>
          </table:table-cell>
          <table:table-cell office:value-type="float" office:value="0.0145907" calcext:value-type="float">
            <text:p>0.0145907</text:p>
          </table:table-cell>
          <table:table-cell office:value-type="float" office:value="0.435426" calcext:value-type="float">
            <text:p>0.435426</text:p>
          </table:table-cell>
          <table:table-cell office:value-type="float" office:value="0.757041" calcext:value-type="float">
            <text:p>0.757041</text:p>
          </table:table-cell>
          <table:table-cell office:value-type="float" office:value="0.355298" calcext:value-type="float">
            <text:p>0.355298</text:p>
          </table:table-cell>
          <table:table-cell office:value-type="float" office:value="0.443392" calcext:value-type="float">
            <text:p>0.443392</text:p>
          </table:table-cell>
          <table:table-cell office:value-type="float" office:value="0.561231" calcext:value-type="float">
            <text:p>0.561231</text:p>
          </table:table-cell>
          <table:table-cell office:value-type="float" office:value="0.0251021" calcext:value-type="float">
            <text:p>0.0251021</text:p>
          </table:table-cell>
          <table:table-cell office:value-type="float" office:value="0.0322786" calcext:value-type="float">
            <text:p>0.0322786</text:p>
          </table:table-cell>
          <table:table-cell office:value-type="float" office:value="0.040427" calcext:value-type="float">
            <text:p>0.040427</text:p>
          </table:table-cell>
          <table:table-cell office:value-type="float" office:value="0.750376" calcext:value-type="float">
            <text:p>0.750376</text:p>
          </table:table-cell>
          <table:table-cell office:value-type="float" office:value="0.974649" calcext:value-type="float">
            <text:p>0.974649</text:p>
          </table:table-cell>
          <table:table-cell office:value-type="float" office:value="1.2319" calcext:value-type="float">
            <text:p>1.2319</text:p>
          </table:table-cell>
          <table:table-cell office:value-type="float" office:value="0.797952" calcext:value-type="float">
            <text:p>0.797952</text:p>
          </table:table-cell>
          <table:table-cell office:value-type="float" office:value="1.01759" calcext:value-type="float">
            <text:p>1.01759</text:p>
          </table:table-cell>
          <table:table-cell office:value-type="float" office:value="1.30336" calcext:value-type="float">
            <text:p>1.30336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96000" calcext:value-type="float">
            <text:p>96000</text:p>
          </table:table-cell>
          <table:table-cell office:value-type="float" office:value="528766" calcext:value-type="float">
            <text:p>528766</text:p>
          </table:table-cell>
          <table:table-cell office:value-type="float" office:value="965041" calcext:value-type="float">
            <text:p>965041</text:p>
          </table:table-cell>
          <table:table-cell office:value-type="float" office:value="11542103" calcext:value-type="float">
            <text:p>11542103</text:p>
          </table:table-cell>
          <table:table-cell office:value-type="float" office:value="937996" calcext:value-type="float">
            <text:p>937996</text:p>
          </table:table-cell>
          <table:table-cell office:value-type="float" office:value="11175397" calcext:value-type="float">
            <text:p>111753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18099" calcext:value-type="float">
            <text:p>0.918099</text:p>
          </table:table-cell>
          <table:table-cell office:value-type="float" office:value="1.47881" calcext:value-type="float">
            <text:p>1.47881</text:p>
          </table:table-cell>
          <table:table-cell office:value-type="float" office:value="1.93473" calcext:value-type="float">
            <text:p>1.93473</text:p>
          </table:table-cell>
          <table:table-cell office:value-type="float" office:value="0.0234396" calcext:value-type="float">
            <text:p>0.0234396</text:p>
          </table:table-cell>
          <table:table-cell office:value-type="float" office:value="0.481222" calcext:value-type="float">
            <text:p>0.481222</text:p>
          </table:table-cell>
          <table:table-cell office:value-type="float" office:value="1.04396" calcext:value-type="float">
            <text:p>1.04396</text:p>
          </table:table-cell>
          <table:table-cell office:value-type="float" office:value="0.269403" calcext:value-type="float">
            <text:p>0.269403</text:p>
          </table:table-cell>
          <table:table-cell office:value-type="float" office:value="0.454111" calcext:value-type="float">
            <text:p>0.454111</text:p>
          </table:table-cell>
          <table:table-cell office:value-type="float" office:value="0.638653" calcext:value-type="float">
            <text:p>0.638653</text:p>
          </table:table-cell>
          <table:table-cell office:value-type="float" office:value="0.0204036" calcext:value-type="float">
            <text:p>0.0204036</text:p>
          </table:table-cell>
          <table:table-cell office:value-type="float" office:value="0.0326513" calcext:value-type="float">
            <text:p>0.0326513</text:p>
          </table:table-cell>
          <table:table-cell office:value-type="float" office:value="0.0444815" calcext:value-type="float">
            <text:p>0.0444815</text:p>
          </table:table-cell>
          <table:table-cell office:value-type="float" office:value="0.571716" calcext:value-type="float">
            <text:p>0.571716</text:p>
          </table:table-cell>
          <table:table-cell office:value-type="float" office:value="0.924633" calcext:value-type="float">
            <text:p>0.924633</text:p>
          </table:table-cell>
          <table:table-cell office:value-type="float" office:value="1.24594" calcext:value-type="float">
            <text:p>1.24594</text:p>
          </table:table-cell>
          <table:table-cell office:value-type="float" office:value="0.600267" calcext:value-type="float">
            <text:p>0.600267</text:p>
          </table:table-cell>
          <table:table-cell office:value-type="float" office:value="0.959026" calcext:value-type="float">
            <text:p>0.959026</text:p>
          </table:table-cell>
          <table:table-cell office:value-type="float" office:value="1.26727" calcext:value-type="float">
            <text:p>1.2672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92000" calcext:value-type="float">
            <text:p>192000</text:p>
          </table:table-cell>
          <table:table-cell office:value-type="float" office:value="1057036" calcext:value-type="float">
            <text:p>1057036</text:p>
          </table:table-cell>
          <table:table-cell office:value-type="float" office:value="1806046" calcext:value-type="float">
            <text:p>1806046</text:p>
          </table:table-cell>
          <table:table-cell office:value-type="float" office:value="21865351" calcext:value-type="float">
            <text:p>21865351</text:p>
          </table:table-cell>
          <table:table-cell office:value-type="float" office:value="1820071" calcext:value-type="float">
            <text:p>1820071</text:p>
          </table:table-cell>
          <table:table-cell office:value-type="float" office:value="22041453" calcext:value-type="float">
            <text:p>220414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55308" calcext:value-type="float">
            <text:p>0.855308</text:p>
          </table:table-cell>
          <table:table-cell office:value-type="float" office:value="1.45189" calcext:value-type="float">
            <text:p>1.45189</text:p>
          </table:table-cell>
          <table:table-cell office:value-type="float" office:value="1.91087" calcext:value-type="float">
            <text:p>1.91087</text:p>
          </table:table-cell>
          <table:table-cell office:value-type="float" office:value="0.170569" calcext:value-type="float">
            <text:p>0.170569</text:p>
          </table:table-cell>
          <table:table-cell office:value-type="float" office:value="0.663427" calcext:value-type="float">
            <text:p>0.663427</text:p>
          </table:table-cell>
          <table:table-cell office:value-type="float" office:value="1.24181" calcext:value-type="float">
            <text:p>1.24181</text:p>
          </table:table-cell>
          <table:table-cell office:value-type="float" office:value="0.243884" calcext:value-type="float">
            <text:p>0.243884</text:p>
          </table:table-cell>
          <table:table-cell office:value-type="float" office:value="0.476448" calcext:value-type="float">
            <text:p>0.476448</text:p>
          </table:table-cell>
          <table:table-cell office:value-type="float" office:value="0.66004" calcext:value-type="float">
            <text:p>0.66004</text:p>
          </table:table-cell>
          <table:table-cell office:value-type="float" office:value="0.0190027" calcext:value-type="float">
            <text:p>0.0190027</text:p>
          </table:table-cell>
          <table:table-cell office:value-type="float" office:value="0.0335349" calcext:value-type="float">
            <text:p>0.0335349</text:p>
          </table:table-cell>
          <table:table-cell office:value-type="float" office:value="0.045733" calcext:value-type="float">
            <text:p>0.045733</text:p>
          </table:table-cell>
          <table:table-cell office:value-type="float" office:value="0.519521" calcext:value-type="float">
            <text:p>0.519521</text:p>
          </table:table-cell>
          <table:table-cell office:value-type="float" office:value="0.879507" calcext:value-type="float">
            <text:p>0.879507</text:p>
          </table:table-cell>
          <table:table-cell office:value-type="float" office:value="1.22102" calcext:value-type="float">
            <text:p>1.22102</text:p>
          </table:table-cell>
          <table:table-cell office:value-type="float" office:value="0.571902" calcext:value-type="float">
            <text:p>0.571902</text:p>
          </table:table-cell>
          <table:table-cell office:value-type="float" office:value="0.909901" calcext:value-type="float">
            <text:p>0.909901</text:p>
          </table:table-cell>
          <table:table-cell office:value-type="float" office:value="1.2425" calcext:value-type="float">
            <text:p>1.2425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84000" calcext:value-type="float">
            <text:p>384000</text:p>
          </table:table-cell>
          <table:table-cell office:value-type="float" office:value="2073361" calcext:value-type="float">
            <text:p>2073361</text:p>
          </table:table-cell>
          <table:table-cell office:value-type="float" office:value="3502021" calcext:value-type="float">
            <text:p>3502021</text:p>
          </table:table-cell>
          <table:table-cell office:value-type="float" office:value="41505783" calcext:value-type="float">
            <text:p>41505783</text:p>
          </table:table-cell>
          <table:table-cell office:value-type="float" office:value="3510061" calcext:value-type="float">
            <text:p>3510061</text:p>
          </table:table-cell>
          <table:table-cell office:value-type="float" office:value="41584119" calcext:value-type="float">
            <text:p>415841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62152" calcext:value-type="float">
            <text:p>0.662152</text:p>
          </table:table-cell>
          <table:table-cell office:value-type="float" office:value="1.40375" calcext:value-type="float">
            <text:p>1.40375</text:p>
          </table:table-cell>
          <table:table-cell office:value-type="float" office:value="1.89717" calcext:value-type="float">
            <text:p>1.89717</text:p>
          </table:table-cell>
          <table:table-cell office:value-type="float" office:value="0.0213234" calcext:value-type="float">
            <text:p>0.0213234</text:p>
          </table:table-cell>
          <table:table-cell office:value-type="float" office:value="0.516643" calcext:value-type="float">
            <text:p>0.516643</text:p>
          </table:table-cell>
          <table:table-cell office:value-type="float" office:value="1.26076" calcext:value-type="float">
            <text:p>1.26076</text:p>
          </table:table-cell>
          <table:table-cell office:value-type="float" office:value="0.187868" calcext:value-type="float">
            <text:p>0.187868</text:p>
          </table:table-cell>
          <table:table-cell office:value-type="float" office:value="0.467529" calcext:value-type="float">
            <text:p>0.467529</text:p>
          </table:table-cell>
          <table:table-cell office:value-type="float" office:value="0.621481" calcext:value-type="float">
            <text:p>0.621481</text:p>
          </table:table-cell>
          <table:table-cell office:value-type="float" office:value="0.0140898" calcext:value-type="float">
            <text:p>0.0140898</text:p>
          </table:table-cell>
          <table:table-cell office:value-type="float" office:value="0.0325449" calcext:value-type="float">
            <text:p>0.0325449</text:p>
          </table:table-cell>
          <table:table-cell office:value-type="float" office:value="0.04421" calcext:value-type="float">
            <text:p>0.04421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841858" calcext:value-type="float">
            <text:p>0.841858</text:p>
          </table:table-cell>
          <table:table-cell office:value-type="float" office:value="1.20686" calcext:value-type="float">
            <text:p>1.20686</text:p>
          </table:table-cell>
          <table:table-cell office:value-type="float" office:value="0.443274" calcext:value-type="float">
            <text:p>0.443274</text:p>
          </table:table-cell>
          <table:table-cell office:value-type="float" office:value="0.873645" calcext:value-type="float">
            <text:p>0.873645</text:p>
          </table:table-cell>
          <table:table-cell office:value-type="float" office:value="1.23551" calcext:value-type="float">
            <text:p>1.23551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768000" calcext:value-type="float">
            <text:p>768000</text:p>
          </table:table-cell>
          <table:table-cell office:value-type="float" office:value="4119991" calcext:value-type="float">
            <text:p>4119991</text:p>
          </table:table-cell>
          <table:table-cell office:value-type="float" office:value="7127971" calcext:value-type="float">
            <text:p>7127971</text:p>
          </table:table-cell>
          <table:table-cell office:value-type="float" office:value="83200277" calcext:value-type="float">
            <text:p>83200277</text:p>
          </table:table-cell>
          <table:table-cell office:value-type="float" office:value="7139026" calcext:value-type="float">
            <text:p>7139026</text:p>
          </table:table-cell>
          <table:table-cell office:value-type="float" office:value="83342117" calcext:value-type="float">
            <text:p>833421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50986" calcext:value-type="float">
            <text:p>0.350986</text:p>
          </table:table-cell>
          <table:table-cell office:value-type="float" office:value="1.45825" calcext:value-type="float">
            <text:p>1.45825</text:p>
          </table:table-cell>
          <table:table-cell office:value-type="float" office:value="1.98125" calcext:value-type="float">
            <text:p>1.98125</text:p>
          </table:table-cell>
          <table:table-cell office:value-type="float" office:value="0.0201793" calcext:value-type="float">
            <text:p>0.0201793</text:p>
          </table:table-cell>
          <table:table-cell office:value-type="float" office:value="0.546467" calcext:value-type="float">
            <text:p>0.546467</text:p>
          </table:table-cell>
          <table:table-cell office:value-type="float" office:value="1.65623" calcext:value-type="float">
            <text:p>1.65623</text:p>
          </table:table-cell>
          <table:table-cell office:value-type="float" office:value="0.117856" calcext:value-type="float">
            <text:p>0.117856</text:p>
          </table:table-cell>
          <table:table-cell office:value-type="float" office:value="0.485638" calcext:value-type="float">
            <text:p>0.485638</text:p>
          </table:table-cell>
          <table:table-cell office:value-type="float" office:value="0.663695" calcext:value-type="float">
            <text:p>0.663695</text:p>
          </table:table-cell>
          <table:table-cell office:value-type="float" office:value="0.00891232" calcext:value-type="float">
            <text:p>0.00891232</text:p>
          </table:table-cell>
          <table:table-cell office:value-type="float" office:value="0.0337997" calcext:value-type="float">
            <text:p>0.0337997</text:p>
          </table:table-cell>
          <table:table-cell office:value-type="float" office:value="0.0485077" calcext:value-type="float">
            <text:p>0.0485077</text:p>
          </table:table-cell>
          <table:table-cell office:value-type="float" office:value="0.222198" calcext:value-type="float">
            <text:p>0.222198</text:p>
          </table:table-cell>
          <table:table-cell office:value-type="float" office:value="0.87939" calcext:value-type="float">
            <text:p>0.87939</text:p>
          </table:table-cell>
          <table:table-cell office:value-type="float" office:value="1.2552" calcext:value-type="float">
            <text:p>1.2552</text:p>
          </table:table-cell>
          <table:table-cell office:value-type="float" office:value="0.214274" calcext:value-type="float">
            <text:p>0.214274</text:p>
          </table:table-cell>
          <table:table-cell office:value-type="float" office:value="0.908442" calcext:value-type="float">
            <text:p>0.908442</text:p>
          </table:table-cell>
          <table:table-cell office:value-type="float" office:value="1.27749" calcext:value-type="float">
            <text:p>1.27749</text:p>
          </table:table-cell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8405566" calcext:value-type="float">
            <text:p>8405566</text:p>
          </table:table-cell>
          <table:table-cell office:value-type="float" office:value="14439706" calcext:value-type="float">
            <text:p>14439706</text:p>
          </table:table-cell>
          <table:table-cell office:value-type="float" office:value="173400499" calcext:value-type="float">
            <text:p>173400499</text:p>
          </table:table-cell>
          <table:table-cell office:value-type="float" office:value="14437531" calcext:value-type="float">
            <text:p>14437531</text:p>
          </table:table-cell>
          <table:table-cell office:value-type="float" office:value="173331769" calcext:value-type="float">
            <text:p>1733317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93252" calcext:value-type="float">
            <text:p>0.0693252</text:p>
          </table:table-cell>
          <table:table-cell office:value-type="float" office:value="1.50079" calcext:value-type="float">
            <text:p>1.50079</text:p>
          </table:table-cell>
          <table:table-cell office:value-type="float" office:value="2.09511" calcext:value-type="float">
            <text:p>2.09511</text:p>
          </table:table-cell>
          <table:table-cell office:value-type="float" office:value="0.0261176" calcext:value-type="float">
            <text:p>0.0261176</text:p>
          </table:table-cell>
          <table:table-cell office:value-type="float" office:value="0.624394" calcext:value-type="float">
            <text:p>0.624394</text:p>
          </table:table-cell>
          <table:table-cell office:value-type="float" office:value="2.05921" calcext:value-type="float">
            <text:p>2.05921</text:p>
          </table:table-cell>
          <table:table-cell office:value-type="float" office:value="0.0235467" calcext:value-type="float">
            <text:p>0.0235467</text:p>
          </table:table-cell>
          <table:table-cell office:value-type="float" office:value="0.524579" calcext:value-type="float">
            <text:p>0.524579</text:p>
          </table:table-cell>
          <table:table-cell office:value-type="float" office:value="0.803314" calcext:value-type="float">
            <text:p>0.803314</text:p>
          </table:table-cell>
          <table:table-cell office:value-type="float" office:value="0.00182176" calcext:value-type="float">
            <text:p>0.00182176</text:p>
          </table:table-cell>
          <table:table-cell office:value-type="float" office:value="0.0361328" calcext:value-type="float">
            <text:p>0.0361328</text:p>
          </table:table-cell>
          <table:table-cell office:value-type="float" office:value="0.0559685" calcext:value-type="float">
            <text:p>0.0559685</text:p>
          </table:table-cell>
          <table:table-cell office:value-type="float" office:value="0.0427434" calcext:value-type="float">
            <text:p>0.0427434</text:p>
          </table:table-cell>
          <table:table-cell office:value-type="float" office:value="0.886391" calcext:value-type="float">
            <text:p>0.886391</text:p>
          </table:table-cell>
          <table:table-cell office:value-type="float" office:value="1.27766" calcext:value-type="float">
            <text:p>1.27766</text:p>
          </table:table-cell>
          <table:table-cell office:value-type="float" office:value="0.0421178" calcext:value-type="float">
            <text:p>0.0421178</text:p>
          </table:table-cell>
          <table:table-cell office:value-type="float" office:value="0.908904" calcext:value-type="float">
            <text:p>0.908904</text:p>
          </table:table-cell>
          <table:table-cell office:value-type="float" office:value="1.28865" calcext:value-type="float">
            <text:p>1.28865</text:p>
          </table:table-cell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1221" calcext:value-type="float">
            <text:p>16841221</text:p>
          </table:table-cell>
          <table:table-cell office:value-type="float" office:value="27839221" calcext:value-type="float">
            <text:p>27839221</text:p>
          </table:table-cell>
          <table:table-cell office:value-type="float" office:value="338830839" calcext:value-type="float">
            <text:p>338830839</text:p>
          </table:table-cell>
          <table:table-cell office:value-type="float" office:value="27939946" calcext:value-type="float">
            <text:p>27939946</text:p>
          </table:table-cell>
          <table:table-cell office:value-type="float" office:value="340096859" calcext:value-type="float">
            <text:p>3400968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46332" calcext:value-type="float">
            <text:p>1.46332</text:p>
          </table:table-cell>
          <table:table-cell office:value-type="float" office:value="2.02956" calcext:value-type="float">
            <text:p>2.02956</text:p>
          </table:table-cell>
          <table:table-cell office:value-type="float" office:value="0" calcext:value-type="float">
            <text:p>0</text:p>
          </table:table-cell>
          <table:table-cell office:value-type="float" office:value="0.589318" calcext:value-type="float">
            <text:p>0.589318</text:p>
          </table:table-cell>
          <table:table-cell office:value-type="float" office:value="2.05712" calcext:value-type="float">
            <text:p>2.05712</text:p>
          </table:table-cell>
          <table:table-cell office:value-type="float" office:value="0" calcext:value-type="float">
            <text:p>0</text:p>
          </table:table-cell>
          <table:table-cell office:value-type="float" office:value="0.538032" calcext:value-type="float">
            <text:p>0.538032</text:p>
          </table:table-cell>
          <table:table-cell office:value-type="float" office:value="0.823942" calcext:value-type="float">
            <text:p>0.823942</text:p>
          </table:table-cell>
          <table:table-cell office:value-type="float" office:value="0" calcext:value-type="float">
            <text:p>0</text:p>
          </table:table-cell>
          <table:table-cell office:value-type="float" office:value="0.0364055" calcext:value-type="float">
            <text:p>0.0364055</text:p>
          </table:table-cell>
          <table:table-cell office:value-type="float" office:value="0.0536594" calcext:value-type="float">
            <text:p>0.0536594</text:p>
          </table:table-cell>
          <table:table-cell office:value-type="float" office:value="0" calcext:value-type="float">
            <text:p>0</text:p>
          </table:table-cell>
          <table:table-cell office:value-type="float" office:value="0.835726" calcext:value-type="float">
            <text:p>0.835726</text:p>
          </table:table-cell>
          <table:table-cell office:value-type="float" office:value="1.23394" calcext:value-type="float">
            <text:p>1.23394</text:p>
          </table:table-cell>
          <table:table-cell office:value-type="float" office:value="0" calcext:value-type="float">
            <text:p>0</text:p>
          </table:table-cell>
          <table:table-cell office:value-type="float" office:value="0.858115" calcext:value-type="float">
            <text:p>0.858115</text:p>
          </table:table-cell>
          <table:table-cell office:value-type="float" office:value="1.26457" calcext:value-type="float">
            <text:p>1.26457</text:p>
          </table:table-cell>
        </table:table-row>
        <table:table-row table:style-name="ro1" table:number-rows-repeated="6">
          <table:table-cell table:number-columns-repeated="40"/>
        </table:table-row>
        <table:table-row table:style-name="ro1">
          <table:table-cell office:value-type="string" calcext:value-type="string">
            <text:p>strong ss. 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msgPrefix</text:p>
          </table:table-cell>
          <table:table-cell office:value-type="string" calcext:value-type="string">
            <text:p>npes</text:p>
          </table:table-cell>
          <table:table-cell office:value-type="string" calcext:value-type="string">
            <text:p>pts_per_core</text:p>
          </table:table-cell>
          <table:table-cell office:value-type="string" calcext:value-type="string">
            <text:p>eleOrder</text:p>
          </table:table-cell>
          <table:table-cell office:value-type="string" calcext:value-type="string">
            <text:p>treeSortSz</text:p>
          </table:table-cell>
          <table:table-cell office:value-type="string" calcext:value-type="string">
            <text:p>treeConstructionSz</text:p>
          </table:table-cell>
          <table:table-cell office:value-type="string" calcext:value-type="string">
            <text:p>treeBalancingSz</text:p>
          </table:table-cell>
          <table:table-cell office:value-type="string" calcext:value-type="string">
            <text:p>constrNumNodes</text:p>
          </table:table-cell>
          <table:table-cell office:value-type="string" calcext:value-type="string">
            <text:p>treeMatvecSz</text:p>
          </table:table-cell>
          <table:table-cell office:value-type="string" calcext:value-type="string">
            <text:p>matvecNumNodes</text:p>
          </table:table-cell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tr(min)</text:p>
          </table:table-cell>
          <table:table-cell office:value-type="string" calcext:value-type="string">
            <text:p>constr(mean)</text:p>
          </table:table-cell>
          <table:table-cell office:value-type="string" calcext:value-type="string">
            <text:p>constr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adaptive_oda(min)</text:p>
          </table:table-cell>
          <table:table-cell office:value-type="string" calcext:value-type="string">
            <text:p>adaptive_oda(mean)</text:p>
          </table:table-cell>
          <table:table-cell office:value-type="string" calcext:value-type="string">
            <text:p>adaptive_oda(max)</text:p>
          </table:table-cell>
          <table:table-cell office:value-type="string" calcext:value-type="string">
            <text:p>matvec(min)</text:p>
          </table:table-cell>
          <table:table-cell office:value-type="string" calcext:value-type="string">
            <text:p>matvec(mean)</text:p>
          </table:table-cell>
          <table:table-cell office:value-type="string" calcext:value-type="string">
            <text:p>matvec(max)</text:p>
          </table:table-cell>
          <table:table-cell office:value-type="string" calcext:value-type="string">
            <text:p>ghostexchange(min)</text:p>
          </table:table-cell>
          <table:table-cell office:value-type="string" calcext:value-type="string">
            <text:p>ghostexchange(mean)</text:p>
          </table:table-cell>
          <table:table-cell office:value-type="string" calcext:value-type="string">
            <text:p>ghostexchange(max)</text:p>
          </table:table-cell>
          <table:table-cell office:value-type="string" calcext:value-type="string">
            <text:p>topdown(min)</text:p>
          </table:table-cell>
          <table:table-cell office:value-type="string" calcext:value-type="string">
            <text:p>topdown(mean)</text:p>
          </table:table-cell>
          <table:table-cell office:value-type="string" calcext:value-type="string">
            <text:p>topdown(max)</text:p>
          </table:table-cell>
          <table:table-cell office:value-type="string" calcext:value-type="string">
            <text:p>bottomup(min)</text:p>
          </table:table-cell>
          <table:table-cell office:value-type="string" calcext:value-type="string">
            <text:p>bottomup(mean)</text:p>
          </table:table-cell>
          <table:table-cell office:value-type="string" calcext:value-type="string">
            <text:p>bottomup(max)</text:p>
          </table:table-cell>
          <table:table-cell office:value-type="string" calcext:value-type="string">
            <text:p>treeinterior(min)</text:p>
          </table:table-cell>
          <table:table-cell office:value-type="string" calcext:value-type="string">
            <text:p>treeinterior(mean)</text:p>
          </table:table-cell>
          <table:table-cell office:value-type="string" calcext:value-type="string">
            <text:p>treeinterior(max)</text:p>
          </table:table-cell>
          <table:table-cell office:value-type="string" calcext:value-type="string">
            <text:p>elemental(min)</text:p>
          </table:table-cell>
          <table:table-cell office:value-type="string" calcext:value-type="string">
            <text:p>elemental(mean)</text:p>
          </table:table-cell>
          <table:table-cell office:value-type="string" calcext:value-type="string">
            <text:p>elemental(max)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54916" calcext:value-type="float">
            <text:p>16854916</text:p>
          </table:table-cell>
          <table:table-cell office:value-type="float" office:value="27878611" calcext:value-type="float">
            <text:p>27878611</text:p>
          </table:table-cell>
          <table:table-cell office:value-type="float" office:value="16523510" calcext:value-type="float">
            <text:p>16523510</text:p>
          </table:table-cell>
          <table:table-cell office:value-type="float" office:value="27845341" calcext:value-type="float">
            <text:p>27845341</text:p>
          </table:table-cell>
          <table:table-cell office:value-type="float" office:value="16494930" calcext:value-type="float">
            <text:p>164949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.18863" calcext:value-type="float">
            <text:p>5.18863</text:p>
          </table:table-cell>
          <table:table-cell office:value-type="float" office:value="7.56588" calcext:value-type="float">
            <text:p>7.56588</text:p>
          </table:table-cell>
          <table:table-cell office:value-type="float" office:value="9.62055" calcext:value-type="float">
            <text:p>9.62055</text:p>
          </table:table-cell>
          <table:table-cell office:value-type="float" office:value="0.00825596" calcext:value-type="float">
            <text:p>0.00825596</text:p>
          </table:table-cell>
          <table:table-cell office:value-type="float" office:value="2.06818" calcext:value-type="float">
            <text:p>2.06818</text:p>
          </table:table-cell>
          <table:table-cell office:value-type="float" office:value="4.44717" calcext:value-type="float">
            <text:p>4.44717</text:p>
          </table:table-cell>
          <table:table-cell office:value-type="float" office:value="0.639788" calcext:value-type="float">
            <text:p>0.639788</text:p>
          </table:table-cell>
          <table:table-cell office:value-type="float" office:value="0.989407" calcext:value-type="float">
            <text:p>0.989407</text:p>
          </table:table-cell>
          <table:table-cell office:value-type="float" office:value="1.33158" calcext:value-type="float">
            <text:p>1.33158</text:p>
          </table:table-cell>
          <table:table-cell office:value-type="float" office:value="0.0986748" calcext:value-type="float">
            <text:p>0.0986748</text:p>
          </table:table-cell>
          <table:table-cell office:value-type="float" office:value="0.143005" calcext:value-type="float">
            <text:p>0.143005</text:p>
          </table:table-cell>
          <table:table-cell office:value-type="float" office:value="0.185664" calcext:value-type="float">
            <text:p>0.185664</text:p>
          </table:table-cell>
          <table:table-cell office:value-type="float" office:value="3.94844" calcext:value-type="float">
            <text:p>3.94844</text:p>
          </table:table-cell>
          <table:table-cell office:value-type="float" office:value="6.03954" calcext:value-type="float">
            <text:p>6.03954</text:p>
          </table:table-cell>
          <table:table-cell office:value-type="float" office:value="7.73764" calcext:value-type="float">
            <text:p>7.73764</text:p>
          </table:table-cell>
          <table:table-cell office:value-type="float" office:value="3.95265" calcext:value-type="float">
            <text:p>3.95265</text:p>
          </table:table-cell>
          <table:table-cell office:value-type="float" office:value="5.86635" calcext:value-type="float">
            <text:p>5.86635</text:p>
          </table:table-cell>
          <table:table-cell office:value-type="float" office:value="7.61394" calcext:value-type="float">
            <text:p>7.61394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0786" calcext:value-type="float">
            <text:p>16840786</text:p>
          </table:table-cell>
          <table:table-cell office:value-type="float" office:value="27850666" calcext:value-type="float">
            <text:p>27850666</text:p>
          </table:table-cell>
          <table:table-cell office:value-type="float" office:value="16494086" calcext:value-type="float">
            <text:p>16494086</text:p>
          </table:table-cell>
          <table:table-cell office:value-type="float" office:value="27841171" calcext:value-type="float">
            <text:p>27841171</text:p>
          </table:table-cell>
          <table:table-cell office:value-type="float" office:value="16508269" calcext:value-type="float">
            <text:p>165082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81427" calcext:value-type="float">
            <text:p>2.81427</text:p>
          </table:table-cell>
          <table:table-cell office:value-type="float" office:value="3.78913" calcext:value-type="float">
            <text:p>3.78913</text:p>
          </table:table-cell>
          <table:table-cell office:value-type="float" office:value="4.95511" calcext:value-type="float">
            <text:p>4.95511</text:p>
          </table:table-cell>
          <table:table-cell office:value-type="float" office:value="0.00463462" calcext:value-type="float">
            <text:p>0.00463462</text:p>
          </table:table-cell>
          <table:table-cell office:value-type="float" office:value="1.17538" calcext:value-type="float">
            <text:p>1.17538</text:p>
          </table:table-cell>
          <table:table-cell office:value-type="float" office:value="2.15815" calcext:value-type="float">
            <text:p>2.15815</text:p>
          </table:table-cell>
          <table:table-cell office:value-type="float" office:value="0.338595" calcext:value-type="float">
            <text:p>0.338595</text:p>
          </table:table-cell>
          <table:table-cell office:value-type="float" office:value="0.50386" calcext:value-type="float">
            <text:p>0.50386</text:p>
          </table:table-cell>
          <table:table-cell office:value-type="float" office:value="0.707426" calcext:value-type="float">
            <text:p>0.707426</text:p>
          </table:table-cell>
          <table:table-cell office:value-type="float" office:value="0.0522296" calcext:value-type="float">
            <text:p>0.0522296</text:p>
          </table:table-cell>
          <table:table-cell office:value-type="float" office:value="0.0723562" calcext:value-type="float">
            <text:p>0.0723562</text:p>
          </table:table-cell>
          <table:table-cell office:value-type="float" office:value="0.0970135" calcext:value-type="float">
            <text:p>0.0970135</text:p>
          </table:table-cell>
          <table:table-cell office:value-type="float" office:value="2.13831" calcext:value-type="float">
            <text:p>2.13831</text:p>
          </table:table-cell>
          <table:table-cell office:value-type="float" office:value="3.01906" calcext:value-type="float">
            <text:p>3.01906</text:p>
          </table:table-cell>
          <table:table-cell office:value-type="float" office:value="4.03623" calcext:value-type="float">
            <text:p>4.03623</text:p>
          </table:table-cell>
          <table:table-cell office:value-type="float" office:value="2.07442" calcext:value-type="float">
            <text:p>2.07442</text:p>
          </table:table-cell>
          <table:table-cell office:value-type="float" office:value="2.93363" calcext:value-type="float">
            <text:p>2.93363</text:p>
          </table:table-cell>
          <table:table-cell office:value-type="float" office:value="3.93188" calcext:value-type="float">
            <text:p>3.93188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1626" calcext:value-type="float">
            <text:p>16841626</text:p>
          </table:table-cell>
          <table:table-cell office:value-type="float" office:value="27879811" calcext:value-type="float">
            <text:p>27879811</text:p>
          </table:table-cell>
          <table:table-cell office:value-type="float" office:value="16522802" calcext:value-type="float">
            <text:p>16522802</text:p>
          </table:table-cell>
          <table:table-cell office:value-type="float" office:value="27945106" calcext:value-type="float">
            <text:p>27945106</text:p>
          </table:table-cell>
          <table:table-cell office:value-type="float" office:value="16552178" calcext:value-type="float">
            <text:p>165521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25751" calcext:value-type="float">
            <text:p>1.25751</text:p>
          </table:table-cell>
          <table:table-cell office:value-type="float" office:value="1.89908" calcext:value-type="float">
            <text:p>1.89908</text:p>
          </table:table-cell>
          <table:table-cell office:value-type="float" office:value="2.56114" calcext:value-type="float">
            <text:p>2.56114</text:p>
          </table:table-cell>
          <table:table-cell office:value-type="float" office:value="0.00247407" calcext:value-type="float">
            <text:p>0.00247407</text:p>
          </table:table-cell>
          <table:table-cell office:value-type="float" office:value="0.666077" calcext:value-type="float">
            <text:p>0.666077</text:p>
          </table:table-cell>
          <table:table-cell office:value-type="float" office:value="1.309" calcext:value-type="float">
            <text:p>1.309</text:p>
          </table:table-cell>
          <table:table-cell office:value-type="float" office:value="0.146713" calcext:value-type="float">
            <text:p>0.146713</text:p>
          </table:table-cell>
          <table:table-cell office:value-type="float" office:value="0.254218" calcext:value-type="float">
            <text:p>0.254218</text:p>
          </table:table-cell>
          <table:table-cell office:value-type="float" office:value="0.35292" calcext:value-type="float">
            <text:p>0.3529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0363001" calcext:value-type="float">
            <text:p>0.0363001</text:p>
          </table:table-cell>
          <table:table-cell office:value-type="float" office:value="0.0467844" calcext:value-type="float">
            <text:p>0.0467844</text:p>
          </table:table-cell>
          <table:table-cell office:value-type="float" office:value="0.989616" calcext:value-type="float">
            <text:p>0.989616</text:p>
          </table:table-cell>
          <table:table-cell office:value-type="float" office:value="1.5123" calcext:value-type="float">
            <text:p>1.5123</text:p>
          </table:table-cell>
          <table:table-cell office:value-type="float" office:value="2.11476" calcext:value-type="float">
            <text:p>2.11476</text:p>
          </table:table-cell>
          <table:table-cell office:value-type="float" office:value="0.976801" calcext:value-type="float">
            <text:p>0.976801</text:p>
          </table:table-cell>
          <table:table-cell office:value-type="float" office:value="1.46975" calcext:value-type="float">
            <text:p>1.46975</text:p>
          </table:table-cell>
          <table:table-cell office:value-type="float" office:value="2.05716" calcext:value-type="float">
            <text:p>2.05716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34606" calcext:value-type="float">
            <text:p>16834606</text:p>
          </table:table-cell>
          <table:table-cell office:value-type="float" office:value="27813946" calcext:value-type="float">
            <text:p>27813946</text:p>
          </table:table-cell>
          <table:table-cell office:value-type="float" office:value="16469072" calcext:value-type="float">
            <text:p>16469072</text:p>
          </table:table-cell>
          <table:table-cell office:value-type="float" office:value="27900076" calcext:value-type="float">
            <text:p>27900076</text:p>
          </table:table-cell>
          <table:table-cell office:value-type="float" office:value="16508787" calcext:value-type="float">
            <text:p>165087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84514" calcext:value-type="float">
            <text:p>0.584514</text:p>
          </table:table-cell>
          <table:table-cell office:value-type="float" office:value="0.950136" calcext:value-type="float">
            <text:p>0.950136</text:p>
          </table:table-cell>
          <table:table-cell office:value-type="float" office:value="1.25873" calcext:value-type="float">
            <text:p>1.25873</text:p>
          </table:table-cell>
          <table:table-cell office:value-type="float" office:value="0.00242209" calcext:value-type="float">
            <text:p>0.00242209</text:p>
          </table:table-cell>
          <table:table-cell office:value-type="float" office:value="0.31198" calcext:value-type="float">
            <text:p>0.31198</text:p>
          </table:table-cell>
          <table:table-cell office:value-type="float" office:value="0.677632" calcext:value-type="float">
            <text:p>0.677632</text:p>
          </table:table-cell>
          <table:table-cell office:value-type="float" office:value="0.0658894" calcext:value-type="float">
            <text:p>0.0658894</text:p>
          </table:table-cell>
          <table:table-cell office:value-type="float" office:value="0.12943" calcext:value-type="float">
            <text:p>0.12943</text:p>
          </table:table-cell>
          <table:table-cell office:value-type="float" office:value="0.200303" calcext:value-type="float">
            <text:p>0.200303</text:p>
          </table:table-cell>
          <table:table-cell office:value-type="float" office:value="0.0100405" calcext:value-type="float">
            <text:p>0.0100405</text:p>
          </table:table-cell>
          <table:table-cell office:value-type="float" office:value="0.0184511" calcext:value-type="float">
            <text:p>0.0184511</text:p>
          </table:table-cell>
          <table:table-cell office:value-type="float" office:value="0.0257769" calcext:value-type="float">
            <text:p>0.0257769</text:p>
          </table:table-cell>
          <table:table-cell office:value-type="float" office:value="0.469254" calcext:value-type="float">
            <text:p>0.469254</text:p>
          </table:table-cell>
          <table:table-cell office:value-type="float" office:value="0.754598" calcext:value-type="float">
            <text:p>0.754598</text:p>
          </table:table-cell>
          <table:table-cell office:value-type="float" office:value="1.01562" calcext:value-type="float">
            <text:p>1.01562</text:p>
          </table:table-cell>
          <table:table-cell office:value-type="float" office:value="0.463771" calcext:value-type="float">
            <text:p>0.463771</text:p>
          </table:table-cell>
          <table:table-cell office:value-type="float" office:value="0.733281" calcext:value-type="float">
            <text:p>0.733281</text:p>
          </table:table-cell>
          <table:table-cell office:value-type="float" office:value="0.985167" calcext:value-type="float">
            <text:p>0.985167</text:p>
          </table:table-cell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8346" calcext:value-type="float">
            <text:p>16848346</text:p>
          </table:table-cell>
          <table:table-cell office:value-type="float" office:value="27942316" calcext:value-type="float">
            <text:p>27942316</text:p>
          </table:table-cell>
          <table:table-cell office:value-type="float" office:value="16571467" calcext:value-type="float">
            <text:p>16571467</text:p>
          </table:table-cell>
          <table:table-cell office:value-type="float" office:value="27824716" calcext:value-type="float">
            <text:p>27824716</text:p>
          </table:table-cell>
          <table:table-cell office:value-type="float" office:value="16486198" calcext:value-type="float">
            <text:p>164861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565929" calcext:value-type="float">
            <text:p>0.0565929</text:p>
          </table:table-cell>
          <table:table-cell office:value-type="float" office:value="0.474744" calcext:value-type="float">
            <text:p>0.474744</text:p>
          </table:table-cell>
          <table:table-cell office:value-type="float" office:value="0.645861" calcext:value-type="float">
            <text:p>0.645861</text:p>
          </table:table-cell>
          <table:table-cell office:value-type="float" office:value="0.0013032" calcext:value-type="float">
            <text:p>0.0013032</text:p>
          </table:table-cell>
          <table:table-cell office:value-type="float" office:value="0.171768" calcext:value-type="float">
            <text:p>0.171768</text:p>
          </table:table-cell>
          <table:table-cell office:value-type="float" office:value="0.591266" calcext:value-type="float">
            <text:p>0.591266</text:p>
          </table:table-cell>
          <table:table-cell office:value-type="float" office:value="0.00658059" calcext:value-type="float">
            <text:p>0.00658059</text:p>
          </table:table-cell>
          <table:table-cell office:value-type="float" office:value="0.0659425" calcext:value-type="float">
            <text:p>0.0659425</text:p>
          </table:table-cell>
          <table:table-cell office:value-type="float" office:value="0.101705" calcext:value-type="float">
            <text:p>0.101705</text:p>
          </table:table-cell>
          <table:table-cell office:value-type="float" office:value="0.00107241" calcext:value-type="float">
            <text:p>0.00107241</text:p>
          </table:table-cell>
          <table:table-cell office:value-type="float" office:value="0.00908729" calcext:value-type="float">
            <text:p>0.00908729</text:p>
          </table:table-cell>
          <table:table-cell office:value-type="float" office:value="0.0128591" calcext:value-type="float">
            <text:p>0.0128591</text:p>
          </table:table-cell>
          <table:table-cell office:value-type="float" office:value="0.0486541" calcext:value-type="float">
            <text:p>0.0486541</text:p>
          </table:table-cell>
          <table:table-cell office:value-type="float" office:value="0.376204" calcext:value-type="float">
            <text:p>0.376204</text:p>
          </table:table-cell>
          <table:table-cell office:value-type="float" office:value="0.537676" calcext:value-type="float">
            <text:p>0.537676</text:p>
          </table:table-cell>
          <table:table-cell office:value-type="float" office:value="0.044615" calcext:value-type="float">
            <text:p>0.044615</text:p>
          </table:table-cell>
          <table:table-cell office:value-type="float" office:value="0.365496" calcext:value-type="float">
            <text:p>0.365496</text:p>
          </table:table-cell>
          <table:table-cell office:value-type="float" office:value="0.51564" calcext:value-type="float">
            <text:p>0.51564</text:p>
          </table:table-cell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35881" calcext:value-type="float">
            <text:p>16835881</text:p>
          </table:table-cell>
          <table:table-cell office:value-type="float" office:value="27874861" calcext:value-type="float">
            <text:p>27874861</text:p>
          </table:table-cell>
          <table:table-cell office:value-type="float" office:value="16516796" calcext:value-type="float">
            <text:p>16516796</text:p>
          </table:table-cell>
          <table:table-cell office:value-type="float" office:value="27938371" calcext:value-type="float">
            <text:p>27938371</text:p>
          </table:table-cell>
          <table:table-cell office:value-type="float" office:value="16528356" calcext:value-type="float">
            <text:p>165283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39373" calcext:value-type="float">
            <text:p>0.239373</text:p>
          </table:table-cell>
          <table:table-cell office:value-type="float" office:value="0.337776" calcext:value-type="float">
            <text:p>0.337776</text:p>
          </table:table-cell>
          <table:table-cell office:value-type="float" office:value="0" calcext:value-type="float">
            <text:p>0</text:p>
          </table:table-cell>
          <table:table-cell office:value-type="float" office:value="0.0994104" calcext:value-type="float">
            <text:p>0.0994104</text:p>
          </table:table-cell>
          <table:table-cell office:value-type="float" office:value="0.338855" calcext:value-type="float">
            <text:p>0.338855</text:p>
          </table:table-cell>
          <table:table-cell office:value-type="float" office:value="0" calcext:value-type="float">
            <text:p>0</text:p>
          </table:table-cell>
          <table:table-cell office:value-type="float" office:value="0.0340939" calcext:value-type="float">
            <text:p>0.0340939</text:p>
          </table:table-cell>
          <table:table-cell office:value-type="float" office:value="0.0546269" calcext:value-type="float">
            <text:p>0.0546269</text:p>
          </table:table-cell>
          <table:table-cell office:value-type="float" office:value="0" calcext:value-type="float">
            <text:p>0</text:p>
          </table:table-cell>
          <table:table-cell office:value-type="float" office:value="0.00461605" calcext:value-type="float">
            <text:p>0.00461605</text:p>
          </table:table-cell>
          <table:table-cell office:value-type="float" office:value="0.00675917" calcext:value-type="float">
            <text:p>0.00675917</text:p>
          </table:table-cell>
          <table:table-cell office:value-type="float" office:value="0" calcext:value-type="float">
            <text:p>0</text:p>
          </table:table-cell>
          <table:table-cell office:value-type="float" office:value="0.189063" calcext:value-type="float">
            <text:p>0.189063</text:p>
          </table:table-cell>
          <table:table-cell office:value-type="float" office:value="0.279924" calcext:value-type="float">
            <text:p>0.279924</text:p>
          </table:table-cell>
          <table:table-cell office:value-type="float" office:value="0" calcext:value-type="float">
            <text:p>0</text:p>
          </table:table-cell>
          <table:table-cell office:value-type="float" office:value="0.183574" calcext:value-type="float">
            <text:p>0.183574</text:p>
          </table:table-cell>
          <table:table-cell office:value-type="float" office:value="0.266985" calcext:value-type="float">
            <text:p>0.266985</text:p>
          </table:table-cell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msgPrefix</text:p>
          </table:table-cell>
          <table:table-cell office:value-type="string" calcext:value-type="string">
            <text:p>npes</text:p>
          </table:table-cell>
          <table:table-cell office:value-type="string" calcext:value-type="string">
            <text:p>pts_per_core</text:p>
          </table:table-cell>
          <table:table-cell office:value-type="string" calcext:value-type="string">
            <text:p>eleOrder</text:p>
          </table:table-cell>
          <table:table-cell office:value-type="string" calcext:value-type="string">
            <text:p>treeSortSz</text:p>
          </table:table-cell>
          <table:table-cell office:value-type="string" calcext:value-type="string">
            <text:p>treeConstructionSz</text:p>
          </table:table-cell>
          <table:table-cell office:value-type="string" calcext:value-type="string">
            <text:p>treeBalancingSz</text:p>
          </table:table-cell>
          <table:table-cell office:value-type="string" calcext:value-type="string">
            <text:p>constrNumNodes</text:p>
          </table:table-cell>
          <table:table-cell office:value-type="string" calcext:value-type="string">
            <text:p>treeMatvecSz</text:p>
          </table:table-cell>
          <table:table-cell office:value-type="string" calcext:value-type="string">
            <text:p>matvecNumNodes</text:p>
          </table:table-cell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tr(min)</text:p>
          </table:table-cell>
          <table:table-cell office:value-type="string" calcext:value-type="string">
            <text:p>constr(mean)</text:p>
          </table:table-cell>
          <table:table-cell office:value-type="string" calcext:value-type="string">
            <text:p>constr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adaptive_oda(min)</text:p>
          </table:table-cell>
          <table:table-cell office:value-type="string" calcext:value-type="string">
            <text:p>adaptive_oda(mean)</text:p>
          </table:table-cell>
          <table:table-cell office:value-type="string" calcext:value-type="string">
            <text:p>adaptive_oda(max)</text:p>
          </table:table-cell>
          <table:table-cell office:value-type="string" calcext:value-type="string">
            <text:p>matvec(min)</text:p>
          </table:table-cell>
          <table:table-cell office:value-type="string" calcext:value-type="string">
            <text:p>matvec(mean)</text:p>
          </table:table-cell>
          <table:table-cell office:value-type="string" calcext:value-type="string">
            <text:p>matvec(max)</text:p>
          </table:table-cell>
          <table:table-cell office:value-type="string" calcext:value-type="string">
            <text:p>ghostexchange(min)</text:p>
          </table:table-cell>
          <table:table-cell office:value-type="string" calcext:value-type="string">
            <text:p>ghostexchange(mean)</text:p>
          </table:table-cell>
          <table:table-cell office:value-type="string" calcext:value-type="string">
            <text:p>ghostexchange(max)</text:p>
          </table:table-cell>
          <table:table-cell office:value-type="string" calcext:value-type="string">
            <text:p>topdown(min)</text:p>
          </table:table-cell>
          <table:table-cell office:value-type="string" calcext:value-type="string">
            <text:p>topdown(mean)</text:p>
          </table:table-cell>
          <table:table-cell office:value-type="string" calcext:value-type="string">
            <text:p>topdown(max)</text:p>
          </table:table-cell>
          <table:table-cell office:value-type="string" calcext:value-type="string">
            <text:p>bottomup(min)</text:p>
          </table:table-cell>
          <table:table-cell office:value-type="string" calcext:value-type="string">
            <text:p>bottomup(mean)</text:p>
          </table:table-cell>
          <table:table-cell office:value-type="string" calcext:value-type="string">
            <text:p>bottomup(max)</text:p>
          </table:table-cell>
          <table:table-cell office:value-type="string" calcext:value-type="string">
            <text:p>treeinterior(min)</text:p>
          </table:table-cell>
          <table:table-cell office:value-type="string" calcext:value-type="string">
            <text:p>treeinterior(mean)</text:p>
          </table:table-cell>
          <table:table-cell office:value-type="string" calcext:value-type="string">
            <text:p>treeinterior(max)</text:p>
          </table:table-cell>
          <table:table-cell office:value-type="string" calcext:value-type="string">
            <text:p>elemental(min)</text:p>
          </table:table-cell>
          <table:table-cell office:value-type="string" calcext:value-type="string">
            <text:p>elemental(mean)</text:p>
          </table:table-cell>
          <table:table-cell office:value-type="string" calcext:value-type="string">
            <text:p>elemental(max)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38" office:value-type="string" calcext:value-type="string">
            <text:p>NAN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7851" calcext:value-type="float">
            <text:p>16847851</text:p>
          </table:table-cell>
          <table:table-cell office:value-type="float" office:value="27884146" calcext:value-type="float">
            <text:p>27884146</text:p>
          </table:table-cell>
          <table:table-cell office:value-type="float" office:value="339515057" calcext:value-type="float">
            <text:p>339515057</text:p>
          </table:table-cell>
          <table:table-cell office:value-type="float" office:value="27887611" calcext:value-type="float">
            <text:p>27887611</text:p>
          </table:table-cell>
          <table:table-cell office:value-type="float" office:value="339559403" calcext:value-type="float">
            <text:p>3395594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8931" calcext:value-type="float">
            <text:p>14.8931</text:p>
          </table:table-cell>
          <table:table-cell office:value-type="float" office:value="21.6237" calcext:value-type="float">
            <text:p>21.6237</text:p>
          </table:table-cell>
          <table:table-cell office:value-type="float" office:value="28.5674" calcext:value-type="float">
            <text:p>28.5674</text:p>
          </table:table-cell>
          <table:table-cell office:value-type="float" office:value="0.13403" calcext:value-type="float">
            <text:p>0.13403</text:p>
          </table:table-cell>
          <table:table-cell office:value-type="float" office:value="7.14832" calcext:value-type="float">
            <text:p>7.14832</text:p>
          </table:table-cell>
          <table:table-cell office:value-type="float" office:value="13.9321" calcext:value-type="float">
            <text:p>13.9321</text:p>
          </table:table-cell>
          <table:table-cell office:value-type="float" office:value="4.14007" calcext:value-type="float">
            <text:p>4.14007</text:p>
          </table:table-cell>
          <table:table-cell office:value-type="float" office:value="6.77673" calcext:value-type="float">
            <text:p>6.77673</text:p>
          </table:table-cell>
          <table:table-cell office:value-type="float" office:value="9.40839" calcext:value-type="float">
            <text:p>9.40839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0.483555" calcext:value-type="float">
            <text:p>0.483555</text:p>
          </table:table-cell>
          <table:table-cell office:value-type="float" office:value="0.655913" calcext:value-type="float">
            <text:p>0.655913</text:p>
          </table:table-cell>
          <table:table-cell office:value-type="float" office:value="9.37159" calcext:value-type="float">
            <text:p>9.37159</text:p>
          </table:table-cell>
          <table:table-cell office:value-type="float" office:value="13.374" calcext:value-type="float">
            <text:p>13.374</text:p>
          </table:table-cell>
          <table:table-cell office:value-type="float" office:value="18.2806" calcext:value-type="float">
            <text:p>18.2806</text:p>
          </table:table-cell>
          <table:table-cell office:value-type="float" office:value="9.6241" calcext:value-type="float">
            <text:p>9.6241</text:p>
          </table:table-cell>
          <table:table-cell office:value-type="float" office:value="13.7674" calcext:value-type="float">
            <text:p>13.7674</text:p>
          </table:table-cell>
          <table:table-cell office:value-type="float" office:value="18.5573" calcext:value-type="float">
            <text:p>18.5573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1581" calcext:value-type="float">
            <text:p>16841581</text:p>
          </table:table-cell>
          <table:table-cell office:value-type="float" office:value="27842941" calcext:value-type="float">
            <text:p>27842941</text:p>
          </table:table-cell>
          <table:table-cell office:value-type="float" office:value="338854821" calcext:value-type="float">
            <text:p>338854821</text:p>
          </table:table-cell>
          <table:table-cell office:value-type="float" office:value="27794071" calcext:value-type="float">
            <text:p>27794071</text:p>
          </table:table-cell>
          <table:table-cell office:value-type="float" office:value="338208783" calcext:value-type="float">
            <text:p>3382087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.2543" calcext:value-type="float">
            <text:p>7.2543</text:p>
          </table:table-cell>
          <table:table-cell office:value-type="float" office:value="10.8807" calcext:value-type="float">
            <text:p>10.8807</text:p>
          </table:table-cell>
          <table:table-cell office:value-type="float" office:value="14.222" calcext:value-type="float">
            <text:p>14.222</text:p>
          </table:table-cell>
          <table:table-cell office:value-type="float" office:value="0.0879047" calcext:value-type="float">
            <text:p>0.0879047</text:p>
          </table:table-cell>
          <table:table-cell office:value-type="float" office:value="3.46474" calcext:value-type="float">
            <text:p>3.46474</text:p>
          </table:table-cell>
          <table:table-cell office:value-type="float" office:value="7.09845" calcext:value-type="float">
            <text:p>7.09845</text:p>
          </table:table-cell>
          <table:table-cell office:value-type="float" office:value="2.05577" calcext:value-type="float">
            <text:p>2.05577</text:p>
          </table:table-cell>
          <table:table-cell office:value-type="float" office:value="3.52744" calcext:value-type="float">
            <text:p>3.52744</text:p>
          </table:table-cell>
          <table:table-cell office:value-type="float" office:value="4.65522" calcext:value-type="float">
            <text:p>4.65522</text:p>
          </table:table-cell>
          <table:table-cell office:value-type="float" office:value="0.147631" calcext:value-type="float">
            <text:p>0.147631</text:p>
          </table:table-cell>
          <table:table-cell office:value-type="float" office:value="0.247727" calcext:value-type="float">
            <text:p>0.247727</text:p>
          </table:table-cell>
          <table:table-cell office:value-type="float" office:value="0.327241" calcext:value-type="float">
            <text:p>0.327241</text:p>
          </table:table-cell>
          <table:table-cell office:value-type="float" office:value="4.69957" calcext:value-type="float">
            <text:p>4.69957</text:p>
          </table:table-cell>
          <table:table-cell office:value-type="float" office:value="6.63599" calcext:value-type="float">
            <text:p>6.63599</text:p>
          </table:table-cell>
          <table:table-cell office:value-type="float" office:value="9.10194" calcext:value-type="float">
            <text:p>9.10194</text:p>
          </table:table-cell>
          <table:table-cell office:value-type="float" office:value="4.60201" calcext:value-type="float">
            <text:p>4.60201</text:p>
          </table:table-cell>
          <table:table-cell office:value-type="float" office:value="6.8399" calcext:value-type="float">
            <text:p>6.8399</text:p>
          </table:table-cell>
          <table:table-cell office:value-type="float" office:value="9.37285" calcext:value-type="float">
            <text:p>9.37285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5496" calcext:value-type="float">
            <text:p>16845496</text:p>
          </table:table-cell>
          <table:table-cell office:value-type="float" office:value="27850111" calcext:value-type="float">
            <text:p>27850111</text:p>
          </table:table-cell>
          <table:table-cell office:value-type="float" office:value="339083359" calcext:value-type="float">
            <text:p>339083359</text:p>
          </table:table-cell>
          <table:table-cell office:value-type="float" office:value="27910456" calcext:value-type="float">
            <text:p>27910456</text:p>
          </table:table-cell>
          <table:table-cell office:value-type="float" office:value="339701359" calcext:value-type="float">
            <text:p>3397013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10966" calcext:value-type="float">
            <text:p>3.10966</text:p>
          </table:table-cell>
          <table:table-cell office:value-type="float" office:value="5.55114" calcext:value-type="float">
            <text:p>5.55114</text:p>
          </table:table-cell>
          <table:table-cell office:value-type="float" office:value="7.28867" calcext:value-type="float">
            <text:p>7.28867</text:p>
          </table:table-cell>
          <table:table-cell office:value-type="float" office:value="0.0623794" calcext:value-type="float">
            <text:p>0.0623794</text:p>
          </table:table-cell>
          <table:table-cell office:value-type="float" office:value="1.81878" calcext:value-type="float">
            <text:p>1.81878</text:p>
          </table:table-cell>
          <table:table-cell office:value-type="float" office:value="4.2699" calcext:value-type="float">
            <text:p>4.2699</text:p>
          </table:table-cell>
          <table:table-cell office:value-type="float" office:value="0.850739" calcext:value-type="float">
            <text:p>0.850739</text:p>
          </table:table-cell>
          <table:table-cell office:value-type="float" office:value="1.86157" calcext:value-type="float">
            <text:p>1.86157</text:p>
          </table:table-cell>
          <table:table-cell office:value-type="float" office:value="2.67776" calcext:value-type="float">
            <text:p>2.67776</text:p>
          </table:table-cell>
          <table:table-cell office:value-type="float" office:value="0.0637276" calcext:value-type="float">
            <text:p>0.0637276</text:p>
          </table:table-cell>
          <table:table-cell office:value-type="float" office:value="0.130566" calcext:value-type="float">
            <text:p>0.130566</text:p>
          </table:table-cell>
          <table:table-cell office:value-type="float" office:value="0.184535" calcext:value-type="float">
            <text:p>0.184535</text:p>
          </table:table-cell>
          <table:table-cell office:value-type="float" office:value="2.001" calcext:value-type="float">
            <text:p>2.001</text:p>
          </table:table-cell>
          <table:table-cell office:value-type="float" office:value="3.33375" calcext:value-type="float">
            <text:p>3.33375</text:p>
          </table:table-cell>
          <table:table-cell office:value-type="float" office:value="4.48006" calcext:value-type="float">
            <text:p>4.48006</text:p>
          </table:table-cell>
          <table:table-cell office:value-type="float" office:value="2.09713" calcext:value-type="float">
            <text:p>2.09713</text:p>
          </table:table-cell>
          <table:table-cell office:value-type="float" office:value="3.43339" calcext:value-type="float">
            <text:p>3.43339</text:p>
          </table:table-cell>
          <table:table-cell office:value-type="float" office:value="4.62015" calcext:value-type="float">
            <text:p>4.62015</text:p>
          </table:table-cell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36361" calcext:value-type="float">
            <text:p>16836361</text:p>
          </table:table-cell>
          <table:table-cell office:value-type="float" office:value="27748846" calcext:value-type="float">
            <text:p>27748846</text:p>
          </table:table-cell>
          <table:table-cell office:value-type="float" office:value="338094535" calcext:value-type="float">
            <text:p>338094535</text:p>
          </table:table-cell>
          <table:table-cell office:value-type="float" office:value="27798511" calcext:value-type="float">
            <text:p>27798511</text:p>
          </table:table-cell>
          <table:table-cell office:value-type="float" office:value="338342383" calcext:value-type="float">
            <text:p>3383423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43839" calcext:value-type="float">
            <text:p>0.243839</text:p>
          </table:table-cell>
          <table:table-cell office:value-type="float" office:value="2.82077" calcext:value-type="float">
            <text:p>2.82077</text:p>
          </table:table-cell>
          <table:table-cell office:value-type="float" office:value="3.895" calcext:value-type="float">
            <text:p>3.895</text:p>
          </table:table-cell>
          <table:table-cell office:value-type="float" office:value="0.0813451" calcext:value-type="float">
            <text:p>0.0813451</text:p>
          </table:table-cell>
          <table:table-cell office:value-type="float" office:value="1.16106" calcext:value-type="float">
            <text:p>1.16106</text:p>
          </table:table-cell>
          <table:table-cell office:value-type="float" office:value="3.74094" calcext:value-type="float">
            <text:p>3.74094</text:p>
          </table:table-cell>
          <table:table-cell office:value-type="float" office:value="0.0726244" calcext:value-type="float">
            <text:p>0.0726244</text:p>
          </table:table-cell>
          <table:table-cell office:value-type="float" office:value="0.983864" calcext:value-type="float">
            <text:p>0.983864</text:p>
          </table:table-cell>
          <table:table-cell office:value-type="float" office:value="1.46232" calcext:value-type="float">
            <text:p>1.46232</text:p>
          </table:table-cell>
          <table:table-cell office:value-type="float" office:value="0.00645566" calcext:value-type="float">
            <text:p>0.00645566</text:p>
          </table:table-cell>
          <table:table-cell office:value-type="float" office:value="0.0674805" calcext:value-type="float">
            <text:p>0.0674805</text:p>
          </table:table-cell>
          <table:table-cell office:value-type="float" office:value="0.102098" calcext:value-type="float">
            <text:p>0.102098</text:p>
          </table:table-cell>
          <table:table-cell office:value-type="float" office:value="0.158718" calcext:value-type="float">
            <text:p>0.158718</text:p>
          </table:table-cell>
          <table:table-cell office:value-type="float" office:value="1.66031" calcext:value-type="float">
            <text:p>1.66031</text:p>
          </table:table-cell>
          <table:table-cell office:value-type="float" office:value="2.33158" calcext:value-type="float">
            <text:p>2.33158</text:p>
          </table:table-cell>
          <table:table-cell office:value-type="float" office:value="0.158347" calcext:value-type="float">
            <text:p>0.158347</text:p>
          </table:table-cell>
          <table:table-cell office:value-type="float" office:value="1.7087" calcext:value-type="float">
            <text:p>1.7087</text:p>
          </table:table-cell>
          <table:table-cell office:value-type="float" office:value="2.36541" calcext:value-type="float">
            <text:p>2.36541</text:p>
          </table:table-cell>
        </table:table-row>
        <table:table-row table:style-name="ro1">
          <table:table-cell/>
          <table:table-cell office:value-type="float" office:value="6144" calcext:value-type="float">
            <text:p>614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845556" calcext:value-type="float">
            <text:p>16845556</text:p>
          </table:table-cell>
          <table:table-cell office:value-type="float" office:value="27881686" calcext:value-type="float">
            <text:p>27881686</text:p>
          </table:table-cell>
          <table:table-cell office:value-type="float" office:value="339299397" calcext:value-type="float">
            <text:p>339299397</text:p>
          </table:table-cell>
          <table:table-cell office:value-type="float" office:value="27897391" calcext:value-type="float">
            <text:p>27897391</text:p>
          </table:table-cell>
          <table:table-cell office:value-type="float" office:value="339602251" calcext:value-type="float">
            <text:p>33960225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" office:value-type="float" office:value="0.000000953674" calcext:value-type="float">
            <text:p>9.54E-07</text:p>
          </table:table-cell>
          <table:table-cell office:value-type="float" office:value="1.457" calcext:value-type="float">
            <text:p>1.457</text:p>
          </table:table-cell>
          <table:table-cell office:value-type="float" office:value="2.05556" calcext:value-type="float">
            <text:p>2.05556</text:p>
          </table:table-cell>
          <table:table-cell office:value-type="float" office:value="0" calcext:value-type="float">
            <text:p>0</text:p>
          </table:table-cell>
          <table:table-cell office:value-type="float" office:value="0.735693" calcext:value-type="float">
            <text:p>0.735693</text:p>
          </table:table-cell>
          <table:table-cell office:value-type="float" office:value="2.21588" calcext:value-type="float">
            <text:p>2.21588</text:p>
          </table:table-cell>
          <table:table-cell office:value-type="float" office:value="0" calcext:value-type="float">
            <text:p>0</text:p>
          </table:table-cell>
          <table:table-cell office:value-type="float" office:value="0.533246" calcext:value-type="float">
            <text:p>0.533246</text:p>
          </table:table-cell>
          <table:table-cell office:value-type="float" office:value="0.792603" calcext:value-type="float">
            <text:p>0.792603</text:p>
          </table:table-cell>
          <table:table-cell office:value-type="float" office:value="0" calcext:value-type="float">
            <text:p>0</text:p>
          </table:table-cell>
          <table:table-cell office:value-type="float" office:value="0.0362933" calcext:value-type="float">
            <text:p>0.0362933</text:p>
          </table:table-cell>
          <table:table-cell office:value-type="float" office:value="0.0539484" calcext:value-type="float">
            <text:p>0.0539484</text:p>
          </table:table-cell>
          <table:table-cell office:value-type="float" office:value="0" calcext:value-type="float">
            <text:p>0</text:p>
          </table:table-cell>
          <table:table-cell office:value-type="float" office:value="0.83451" calcext:value-type="float">
            <text:p>0.83451</text:p>
          </table:table-cell>
          <table:table-cell office:value-type="float" office:value="1.26963" calcext:value-type="float">
            <text:p>1.26963</text:p>
          </table:table-cell>
          <table:table-cell office:value-type="float" office:value="0" calcext:value-type="float">
            <text:p>0</text:p>
          </table:table-cell>
          <table:table-cell office:value-type="float" office:value="0.856838" calcext:value-type="float">
            <text:p>0.856838</text:p>
          </table:table-cell>
          <table:table-cell office:value-type="float" office:value="1.27573" calcext:value-type="float">
            <text:p>1.27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0:10:24.324280948</meta:creation-date>
    <dc:date>2019-05-22T10:35:45.794445935</dc:date>
    <meta:editing-duration>PT15M10S</meta:editing-duration>
    <meta:editing-cycles>3</meta:editing-cycles>
    <meta:generator>LibreOffice/6.0.7.3$Linux_X86_64 LibreOffice_project/00m0$Build-3</meta:generator>
    <meta:document-statistic meta:table-count="1" meta:cell-count="1254" meta:object-count="0"/>
  </office:meta>
</office:document-meta>
</file>